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automatic-styles>
    <style:style style:name="Table1" style:family="table">
      <style:table-properties style:width="16.979cm" table:align="right"/>
    </style:style>
    <style:style style:name="Table1.A" style:family="table-column">
      <style:table-column-properties style:column-width="2.408cm"/>
    </style:style>
    <style:style style:name="Table1.C" style:family="table-column">
      <style:table-column-properties style:column-width="2.438cm"/>
    </style:style>
    <style:style style:name="Table1.E" style:family="table-column">
      <style:table-column-properties style:column-width="2.409cm"/>
    </style:style>
    <style:style style:name="Table1.G" style:family="table-column">
      <style:table-column-properties style:column-width="2.441cm"/>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H" style:family="table-column">
      <style:table-column-properties style:column-width="2.127cm" style:rel-column-width="8198*"/>
    </style:style>
    <style:style style:name="Table4.A1" style:family="table-cell">
      <style:table-cell-properties fo:padding="0.097cm" fo:border-left="0.5pt solid #000000" fo:border-right="none" fo:border-top="0.5pt solid #000000" fo:border-bottom="0.5pt solid #000000"/>
    </style:style>
    <style:style style:name="Table4.H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H2" style:family="table-cell">
      <style:table-cell-properties fo:padding="0.097cm" fo:border-left="0.5pt solid #000000" fo:border-right="0.5pt solid #000000" fo:border-top="none" fo:border-bottom="0.5pt solid #000000"/>
    </style:style>
    <style:style style:name="Table2" style:family="table">
      <style:table-properties style:width="16.979cm" table:align="right"/>
    </style:style>
    <style:style style:name="Table2.A" style:family="table-column">
      <style:table-column-properties style:column-width="2.408cm"/>
    </style:style>
    <style:style style:name="Table2.C" style:family="table-column">
      <style:table-column-properties style:column-width="2.438cm"/>
    </style:style>
    <style:style style:name="Table2.E" style:family="table-column">
      <style:table-column-properties style:column-width="2.409cm"/>
    </style:style>
    <style:style style:name="Table2.G" style:family="table-column">
      <style:table-column-properties style:column-width="2.441cm"/>
    </style:style>
    <style:style style:name="Table2.A1" style:family="table-cell">
      <style:table-cell-properties fo:padding="0.097cm" fo:border-left="0.5pt solid #000000" fo:border-right="none" fo:border-top="0.5pt solid #000000" fo:border-bottom="0.5pt solid #000000"/>
    </style:style>
    <style:style style:name="Table2.G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0.5pt solid #000000" fo:border-top="none" fo:border-bottom="0.5pt solid #000000"/>
    </style:style>
    <style:style style:name="Table3" style:family="table">
      <style:table-properties style:width="16.979cm" table:align="right"/>
    </style:style>
    <style:style style:name="Table3.A" style:family="table-column">
      <style:table-column-properties style:column-width="2.408cm"/>
    </style:style>
    <style:style style:name="Table3.C" style:family="table-column">
      <style:table-column-properties style:column-width="2.438cm"/>
    </style:style>
    <style:style style:name="Table3.E" style:family="table-column">
      <style:table-column-properties style:column-width="2.409cm"/>
    </style:style>
    <style:style style:name="Table3.G" style:family="table-column">
      <style:table-column-properties style:column-width="2.441cm"/>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59fae"/>
    </style:style>
    <style:style style:name="P2" style:family="paragraph" style:parent-style-name="Standard">
      <style:text-properties officeooo:rsid="001beaef" officeooo:paragraph-rsid="0014eb6f"/>
    </style:style>
    <style:style style:name="P3" style:family="paragraph" style:parent-style-name="Standard">
      <style:text-properties officeooo:rsid="001beaef" officeooo:paragraph-rsid="004a222f"/>
    </style:style>
    <style:style style:name="P4" style:family="paragraph" style:parent-style-name="Standard">
      <style:text-properties officeooo:paragraph-rsid="001db61f"/>
    </style:style>
    <style:style style:name="P5" style:family="paragraph" style:parent-style-name="Standard">
      <style:text-properties officeooo:paragraph-rsid="004a222f"/>
    </style:style>
    <style:style style:name="P6" style:family="paragraph" style:parent-style-name="Standard">
      <style:text-properties officeooo:rsid="004ab942" officeooo:paragraph-rsid="004ab942"/>
    </style:style>
    <style:style style:name="P7" style:family="paragraph" style:parent-style-name="Standard">
      <style:text-properties officeooo:paragraph-rsid="004be62a"/>
    </style:style>
    <style:style style:name="P8" style:family="paragraph" style:parent-style-name="Standard">
      <style:text-properties officeooo:paragraph-rsid="00503179"/>
    </style:style>
    <style:style style:name="P9" style:family="paragraph" style:parent-style-name="Standard">
      <style:text-properties officeooo:rsid="0057270e" officeooo:paragraph-rsid="0057270e"/>
    </style:style>
    <style:style style:name="P10" style:family="paragraph" style:parent-style-name="Standard">
      <style:text-properties officeooo:rsid="0057270e" officeooo:paragraph-rsid="005d806b"/>
    </style:style>
    <style:style style:name="P11" style:family="paragraph" style:parent-style-name="Standard">
      <style:text-properties officeooo:rsid="0057270e" officeooo:paragraph-rsid="0137edab"/>
    </style:style>
    <style:style style:name="P12" style:family="paragraph" style:parent-style-name="Standard">
      <style:text-properties officeooo:paragraph-rsid="00619e44"/>
    </style:style>
    <style:style style:name="P13" style:family="paragraph" style:parent-style-name="Standard">
      <style:text-properties officeooo:rsid="006447f5" officeooo:paragraph-rsid="006447f5"/>
    </style:style>
    <style:style style:name="P14" style:family="paragraph" style:parent-style-name="Standard">
      <style:text-properties officeooo:rsid="0064c098" officeooo:paragraph-rsid="007559e5"/>
    </style:style>
    <style:style style:name="P15" style:family="paragraph" style:parent-style-name="Standard">
      <style:text-properties officeooo:rsid="00702db0" officeooo:paragraph-rsid="00702db0"/>
    </style:style>
    <style:style style:name="P16" style:family="paragraph" style:parent-style-name="Standard">
      <style:text-properties officeooo:paragraph-rsid="00784d4d"/>
    </style:style>
    <style:style style:name="P17" style:family="paragraph" style:parent-style-name="Table_20_Contents">
      <style:text-properties officeooo:paragraph-rsid="00784d4d"/>
    </style:style>
    <style:style style:name="P18" style:family="paragraph" style:parent-style-name="Standard">
      <style:text-properties officeooo:rsid="007a643f" officeooo:paragraph-rsid="007a643f"/>
    </style:style>
    <style:style style:name="P19" style:family="paragraph" style:parent-style-name="Standard">
      <style:text-properties officeooo:paragraph-rsid="0083191f"/>
    </style:style>
    <style:style style:name="P20" style:family="paragraph" style:parent-style-name="Standard">
      <style:text-properties officeooo:paragraph-rsid="00a7c3f5"/>
    </style:style>
    <style:style style:name="P21" style:family="paragraph" style:parent-style-name="Standard">
      <style:text-properties officeooo:rsid="00be649b" officeooo:paragraph-rsid="00be649b"/>
    </style:style>
    <style:style style:name="P22" style:family="paragraph" style:parent-style-name="Standard">
      <style:text-properties officeooo:rsid="00be649b" officeooo:paragraph-rsid="00becc09"/>
    </style:style>
    <style:style style:name="P23" style:family="paragraph" style:parent-style-name="Standard">
      <style:text-properties officeooo:rsid="00be649b" officeooo:paragraph-rsid="00c3bc97"/>
    </style:style>
    <style:style style:name="P24" style:family="paragraph" style:parent-style-name="Standard">
      <style:text-properties officeooo:rsid="00ce6399" officeooo:paragraph-rsid="00c3bc97"/>
    </style:style>
    <style:style style:name="P25" style:family="paragraph" style:parent-style-name="Standard">
      <style:text-properties officeooo:rsid="00e7de25" officeooo:paragraph-rsid="00e7de25"/>
    </style:style>
    <style:style style:name="P26" style:family="paragraph" style:parent-style-name="Standard">
      <style:text-properties officeooo:rsid="00e7de25" officeooo:paragraph-rsid="012eb579"/>
    </style:style>
    <style:style style:name="P27" style:family="paragraph" style:parent-style-name="Standard">
      <style:text-properties officeooo:rsid="0109396e" officeooo:paragraph-rsid="0109396e"/>
    </style:style>
    <style:style style:name="P28" style:family="paragraph" style:parent-style-name="Standard">
      <style:text-properties officeooo:rsid="0109396e" officeooo:paragraph-rsid="01138519"/>
    </style:style>
    <style:style style:name="P29" style:family="paragraph" style:parent-style-name="Standard">
      <style:text-properties officeooo:rsid="0109396e" officeooo:paragraph-rsid="01345765"/>
    </style:style>
    <style:style style:name="P30" style:family="paragraph" style:parent-style-name="Standard">
      <style:text-properties officeooo:rsid="010b0b04" officeooo:paragraph-rsid="0109396e"/>
    </style:style>
    <style:style style:name="P31" style:family="paragraph" style:parent-style-name="Standard">
      <style:text-properties officeooo:rsid="010b0b04" officeooo:paragraph-rsid="010b0b04"/>
    </style:style>
    <style:style style:name="P32" style:family="paragraph" style:parent-style-name="Standard">
      <style:text-properties officeooo:rsid="010b0b04" officeooo:paragraph-rsid="01872335"/>
    </style:style>
    <style:style style:name="P33" style:family="paragraph" style:parent-style-name="Standard">
      <style:text-properties officeooo:rsid="010b0b04" officeooo:paragraph-rsid="018012f9"/>
    </style:style>
    <style:style style:name="P34" style:family="paragraph" style:parent-style-name="Standard">
      <style:text-properties officeooo:rsid="0115108d" officeooo:paragraph-rsid="0115108d"/>
    </style:style>
    <style:style style:name="P35" style:family="paragraph" style:parent-style-name="Standard">
      <style:text-properties officeooo:rsid="01190314" officeooo:paragraph-rsid="01190314"/>
    </style:style>
    <style:style style:name="P36" style:family="paragraph" style:parent-style-name="Standard">
      <style:text-properties officeooo:rsid="012205f8" officeooo:paragraph-rsid="012205f8"/>
    </style:style>
    <style:style style:name="P37" style:family="paragraph" style:parent-style-name="Standard">
      <style:text-properties officeooo:rsid="012b0d67" officeooo:paragraph-rsid="012b0d67"/>
    </style:style>
    <style:style style:name="P38" style:family="paragraph" style:parent-style-name="Standard">
      <style:text-properties fo:font-weight="normal" officeooo:rsid="0064c098" officeooo:paragraph-rsid="0064c098" style:font-weight-asian="normal" style:font-weight-complex="normal"/>
    </style:style>
    <style:style style:name="P39"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40" style:family="paragraph" style:parent-style-name="Standard">
      <style:text-properties officeooo:rsid="0137edab" officeooo:paragraph-rsid="0137edab"/>
    </style:style>
    <style:style style:name="P41" style:family="paragraph" style:parent-style-name="Standard">
      <style:text-properties officeooo:rsid="014de422" officeooo:paragraph-rsid="014de422"/>
    </style:style>
    <style:style style:name="P42" style:family="paragraph" style:parent-style-name="Standard">
      <style:text-properties officeooo:rsid="014de422" officeooo:paragraph-rsid="01673630"/>
    </style:style>
    <style:style style:name="P43" style:family="paragraph" style:parent-style-name="Standard">
      <style:text-properties officeooo:rsid="015af96d" officeooo:paragraph-rsid="015af96d"/>
    </style:style>
    <style:style style:name="P44" style:family="paragraph" style:parent-style-name="Standard">
      <style:text-properties fo:font-weight="bold" officeooo:rsid="0179525b" officeooo:paragraph-rsid="0179525b" style:font-weight-asian="bold" style:font-weight-complex="bold"/>
    </style:style>
    <style:style style:name="P45" style:family="paragraph" style:parent-style-name="Standard">
      <style:text-properties fo:font-weight="bold" officeooo:rsid="010b0b04" officeooo:paragraph-rsid="0109396e" style:font-weight-asian="bold" style:font-weight-complex="bold"/>
    </style:style>
    <style:style style:name="P46" style:family="paragraph" style:parent-style-name="Standard">
      <style:text-properties fo:font-weight="bold" officeooo:rsid="010b0b04" officeooo:paragraph-rsid="018198b5" style:font-weight-asian="bold" style:font-weight-complex="bold"/>
    </style:style>
    <style:style style:name="P47" style:family="paragraph" style:parent-style-name="Standard">
      <style:text-properties fo:font-weight="bold" officeooo:rsid="0181d29f" officeooo:paragraph-rsid="0181d29f" style:font-weight-asian="bold" style:font-weight-complex="bold"/>
    </style:style>
    <style:style style:name="P48" style:family="paragraph" style:parent-style-name="Standard">
      <style:text-properties officeooo:rsid="01794960" officeooo:paragraph-rsid="01794960"/>
    </style:style>
    <style:style style:name="P49" style:family="paragraph" style:parent-style-name="Standard">
      <style:text-properties officeooo:paragraph-rsid="017ab73e"/>
    </style:style>
    <style:style style:name="P50" style:family="paragraph" style:parent-style-name="Standard">
      <style:text-properties officeooo:rsid="018012f9" officeooo:paragraph-rsid="018012f9"/>
    </style:style>
    <style:style style:name="P51" style:family="paragraph" style:parent-style-name="Standard">
      <style:text-properties officeooo:rsid="018198b5" officeooo:paragraph-rsid="018198b5"/>
    </style:style>
    <style:style style:name="P52" style:family="paragraph" style:parent-style-name="Standard">
      <style:text-properties officeooo:rsid="0181d29f" officeooo:paragraph-rsid="0181d29f"/>
    </style:style>
    <style:style style:name="P53"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5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5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5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5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ab942" officeooo:paragraph-rsid="004ab942" style:text-blinking="false" fo:background-color="transparent"/>
    </style:style>
    <style:style style:name="P5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4be62a" style:text-blinking="false" fo:background-color="transparent"/>
    </style:style>
    <style:style style:name="P5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be62a" officeooo:paragraph-rsid="004be62a" style:text-blinking="false" fo:background-color="transparent"/>
    </style:style>
    <style:style style:name="P6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03179" officeooo:paragraph-rsid="00503179" style:text-blinking="false" fo:background-color="transparent"/>
    </style:style>
    <style:style style:name="P6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1fe2d" officeooo:paragraph-rsid="0051fe2d" style:text-blinking="false" fo:background-color="transparent"/>
    </style:style>
    <style:style style:name="P6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363d2" officeooo:paragraph-rsid="005363d2" style:text-blinking="false" fo:background-color="transparent"/>
    </style:style>
    <style:style style:name="P6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64c098" officeooo:paragraph-rsid="0064c098" style:text-blinking="false" fo:background-color="transparent"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7270e" style:text-blinking="false" fo:background-color="transparent" style:font-weight-asian="bold" style:font-weight-complex="bold"/>
    </style:style>
    <style:style style:name="P6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d806b" style:text-blinking="false" fo:background-color="transparent" style:font-weight-asian="bold" style:font-weight-complex="bold"/>
    </style:style>
    <style:style style:name="P6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d806b" officeooo:paragraph-rsid="00619e44" style:text-blinking="false" fo:background-color="transparent" style:font-weight-asian="bold" style:font-weight-complex="bold"/>
    </style:style>
    <style:style style:name="P6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19e44" officeooo:paragraph-rsid="00619e44" style:text-blinking="false" fo:background-color="transparent" style:font-weight-asian="bold" style:font-weight-complex="bold"/>
    </style:style>
    <style:style style:name="P6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6447f5"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7c1515" style:text-blinking="false" fo:background-color="transparent" style:font-weight-asian="bold" style:font-weight-complex="bold"/>
    </style:style>
    <style:style style:name="P7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64c098" style:text-blinking="false" fo:background-color="transparent" style:font-weight-asian="bold" style:font-weight-complex="bold"/>
    </style:style>
    <style:style style:name="P7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7559e5" style:text-blinking="false" fo:background-color="transparent" style:font-weight-asian="bold" style:font-weight-complex="bold"/>
    </style:style>
    <style:style style:name="P7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137edab" officeooo:paragraph-rsid="0137edab" style:text-blinking="false" fo:background-color="transparent" style:font-weight-asian="bold" style:font-weight-complex="bold"/>
    </style:style>
    <style:style style:name="P7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02db0" officeooo:paragraph-rsid="00702db0" style:text-blinking="false" fo:background-color="transparent" style:font-weight-asian="bold" style:font-weight-complex="bold"/>
    </style:style>
    <style:style style:name="P7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5f0be" officeooo:paragraph-rsid="007559e5" style:text-blinking="false" fo:background-color="transparent" style:font-weight-asian="bold" style:font-weight-complex="bold"/>
    </style:style>
    <style:style style:name="P7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60ec9" officeooo:paragraph-rsid="007559e5" style:text-blinking="false" fo:background-color="transparent" style:font-weight-asian="bold" style:font-weight-complex="bold"/>
    </style:style>
    <style:style style:name="P76" style:family="paragraph" style:parent-style-name="Standard">
      <style:text-properties fo:font-size="15pt" fo:font-weight="bold" officeooo:rsid="00a7c3f5" officeooo:paragraph-rsid="00a7c3f5" style:font-size-asian="15pt" style:font-weight-asian="bold" style:font-size-complex="15pt" style:font-weight-complex="bold"/>
    </style:style>
    <style:style style:name="P77" style:family="paragraph" style:parent-style-name="Standard">
      <style:paragraph-properties fo:break-before="page"/>
      <style:text-properties fo:font-size="15pt" fo:font-weight="bold" officeooo:rsid="00a7c3f5" officeooo:paragraph-rsid="00a7c3f5" style:font-size-asian="15pt" style:font-weight-asian="bold" style:font-size-complex="15pt" style:font-weight-complex="bold"/>
    </style:style>
    <style:style style:name="P78" style:family="paragraph" style:parent-style-name="Standard">
      <style:text-properties fo:font-size="15pt" fo:font-weight="bold" officeooo:rsid="00a7c3f5" officeooo:paragraph-rsid="00c3bc97" style:font-size-asian="15pt" style:font-weight-asian="bold" style:font-size-complex="15pt" style:font-weight-complex="bold"/>
    </style:style>
    <style:style style:name="P79" style:family="paragraph" style:parent-style-name="Standard">
      <style:text-properties fo:font-size="15pt" fo:font-weight="bold" officeooo:rsid="00d05d8a" officeooo:paragraph-rsid="00d05d8a" style:font-size-asian="15pt" style:font-weight-asian="bold" style:font-size-complex="15pt" style:font-weight-complex="bold"/>
    </style:style>
    <style:style style:name="P80" style:family="paragraph" style:parent-style-name="Standard">
      <style:text-properties fo:font-size="15pt" fo:font-weight="bold" officeooo:rsid="00d4feb5" officeooo:paragraph-rsid="00d05d8a" style:font-size-asian="15pt" style:font-weight-asian="bold" style:font-size-complex="15pt" style:font-weight-complex="bold"/>
    </style:style>
    <style:style style:name="P81" style:family="paragraph" style:parent-style-name="Standard">
      <style:text-properties fo:font-size="15pt" fo:font-weight="bold" officeooo:rsid="00d4feb5" officeooo:paragraph-rsid="00d4feb5" style:font-size-asian="15pt" style:font-weight-asian="bold" style:font-size-complex="15pt" style:font-weight-complex="bold"/>
    </style:style>
    <style:style style:name="P82" style:family="paragraph" style:parent-style-name="Standard">
      <style:text-properties fo:font-size="15pt" fo:font-weight="bold" officeooo:rsid="00e7de25" officeooo:paragraph-rsid="014a3808" style:font-size-asian="15pt" style:font-weight-asian="bold" style:font-size-complex="15pt" style:font-weight-complex="bold"/>
    </style:style>
    <style:style style:name="P83" style:family="paragraph" style:parent-style-name="Standard">
      <style:text-properties fo:font-size="15pt" fo:font-weight="bold" officeooo:rsid="012205f8" officeooo:paragraph-rsid="012205f8" style:font-size-asian="15pt" style:font-weight-asian="bold" style:font-size-complex="15pt" style:font-weight-complex="bold"/>
    </style:style>
    <style:style style:name="P84" style:family="paragraph" style:parent-style-name="Standard">
      <style:text-properties officeooo:rsid="001db61f" officeooo:paragraph-rsid="004a222f"/>
    </style:style>
    <style:style style:name="P85" style:family="paragraph" style:parent-style-name="Standard">
      <style:text-properties officeooo:rsid="0028ffbe" officeooo:paragraph-rsid="004a222f"/>
    </style:style>
    <style:style style:name="P86" style:family="paragraph" style:parent-style-name="Standard" style:list-style-name="L1">
      <style:text-properties officeooo:rsid="0014eb6f" officeooo:paragraph-rsid="0014eb6f"/>
    </style:style>
    <style:style style:name="P87" style:family="paragraph" style:parent-style-name="Standard" style:list-style-name="L2">
      <style:text-properties officeooo:paragraph-rsid="001db61f"/>
    </style:style>
    <style:style style:name="P88" style:family="paragraph" style:parent-style-name="Standard" style:list-style-name="L2">
      <style:text-properties fo:font-size="15pt" officeooo:rsid="001db61f" officeooo:paragraph-rsid="001db61f" style:font-size-asian="15pt" style:font-size-complex="15pt"/>
    </style:style>
    <style:style style:name="P89" style:family="paragraph" style:parent-style-name="Standard" style:list-style-name="L2">
      <style:text-properties fo:font-weight="bold" officeooo:rsid="001db61f" officeooo:paragraph-rsid="001db61f" style:font-weight-asian="bold" style:font-weight-complex="bold"/>
    </style:style>
    <style:style style:name="P90" style:family="paragraph" style:parent-style-name="Standard">
      <style:text-properties fo:font-weight="bold" officeooo:rsid="010b0b04" officeooo:paragraph-rsid="018012f9" style:font-weight-asian="bold" style:font-weight-complex="bold"/>
    </style:style>
    <style:style style:name="P91"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92"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93"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6e1e95" officeooo:paragraph-rsid="006e1e95" style:text-blinking="false" fo:background-color="transparent" style:font-weight-asian="bold" style:font-weight-complex="bold"/>
    </style:style>
    <style:style style:name="P94" style:family="paragraph" style:parent-style-name="Standard">
      <style:text-properties officeooo:rsid="010b0b04" officeooo:paragraph-rsid="0109396e"/>
    </style:style>
    <style:style style:name="P95" style:family="paragraph">
      <style:paragraph-properties fo:text-align="center"/>
    </style:style>
    <style:style style:name="P96" style:family="paragraph">
      <loext:graphic-properties draw:fill-color="#ffffff"/>
    </style:style>
    <style:style style:name="P97" style:family="paragraph">
      <style:paragraph-properties style:writing-mode="lr-tb"/>
      <style:text-properties fo:font-size="12pt"/>
    </style:style>
    <style:style style:name="P98" style:family="paragraph">
      <loext:graphic-properties draw:fill-color="#3465a4"/>
      <style:paragraph-properties style:writing-mode="lr-tb"/>
      <style:text-properties fo:font-size="12pt"/>
    </style:style>
    <style:style style:name="P99" style:family="paragraph">
      <style:paragraph-properties fo:text-align="center" style:writing-mode="lr-tb"/>
      <style:text-properties fo:font-size="12pt"/>
    </style:style>
    <style:style style:name="P100" style:family="paragraph">
      <style:paragraph-properties style:writing-mode="lr-tb"/>
    </style:style>
    <style:style style:name="P101" style:family="paragraph">
      <loext:graphic-properties draw:fill-color="#b2b2b2"/>
      <style:paragraph-properties style:writing-mode="lr-tb"/>
    </style:style>
    <style:style style:name="P102" style:family="paragraph">
      <loext:graphic-properties draw:fill-color="#ffffff"/>
      <style:paragraph-properties style:writing-mode="lr-tb"/>
    </style:style>
    <style:style style:name="P103" style:family="paragraph">
      <style:text-properties fo:font-size="12pt"/>
    </style:style>
    <style:style style:name="P104" style:family="paragraph">
      <loext:graphic-properties draw:fill-color="#ffffff"/>
      <style:paragraph-properties fo:text-align="center" style:writing-mode="lr-tb"/>
      <style:text-properties fo:font-size="12pt"/>
    </style:style>
    <style:style style:name="P105" style:family="paragraph">
      <style:paragraph-properties fo:text-align="center"/>
      <style:text-properties fo:font-size="12pt"/>
    </style:style>
    <style:style style:name="P106" style:family="paragraph">
      <style:paragraph-properties fo:text-align="center" style:writing-mode="lr-tb"/>
    </style:style>
    <style:style style:name="P107" style:family="paragraph">
      <loext:graphic-properties draw:fill-color="#cccccc"/>
      <style:paragraph-properties style:writing-mode="lr-tb"/>
    </style:style>
    <style:style style:name="P108" style:family="paragraph">
      <loext:graphic-properties draw:fill-color="#ffffff"/>
      <style:paragraph-properties fo:text-align="center"/>
    </style:style>
    <style:style style:name="P109" style:family="paragraph">
      <loext:graphic-properties draw:fill-color="#3465a4"/>
      <style:paragraph-properties style:writing-mode="lr-tb"/>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8ff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be62a"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5f4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66a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0317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54a7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7090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8c68f"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0503179"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style:font-name="Arial" fo:font-size="12pt" fo:font-style="normal" style:text-underline-style="none" fo:font-weight="bold" officeooo:rsid="005922ce"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2pt" fo:font-style="normal" style:text-underline-style="none" fo:font-weight="bold" officeooo:rsid="005d806b"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officeooo:rsid="005e44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bold" officeooo:rsid="00619e44"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59e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f0be"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Arial" fo:font-size="12pt" fo:font-style="normal" style:text-underline-style="none" fo:font-weight="bold" officeooo:rsid="00760ec9"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Arial" fo:font-size="12pt" fo:font-style="normal" style:text-underline-style="none" fo:font-weight="bold" officeooo:rsid="006447f5"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bold" officeooo:rsid="007ddafb"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bold" officeooo:rsid="00802dee"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Arial" fo:font-size="12pt" fo:font-style="normal" style:text-underline-style="none" fo:font-weight="bold" officeooo:rsid="008416b8"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bold" officeooo:rsid="0137edab"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bold" officeooo:rsid="01386a37"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 fo:font-size="12pt" fo:font-style="normal" style:text-underline-style="none" fo:font-weight="bold" officeooo:rsid="013aa227"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2pt" fo:font-style="normal" style:text-underline-style="none" officeooo:rsid="00619e44"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9e44"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loext:opacity="100%" style:text-line-through-style="none" style:text-line-through-type="none" style:font-name="monospace" fo:font-size="11.25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font-name="monospace" fo:font-size="11.25pt" fo:letter-spacing="normal" fo:font-style="normal" fo:font-weight="normal"/>
    </style:style>
    <style:style style:name="T38"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39" style:family="text">
      <style:text-properties fo:font-variant="normal" fo:text-transform="none" fo:color="#666600" loext:opacity="100%" style:font-name="monospace" fo:font-size="11.25pt" fo:letter-spacing="normal" fo:font-style="normal" fo:font-weight="normal"/>
    </style:style>
    <style:style style:name="T40" style:family="text">
      <style:text-properties officeooo:rsid="00059fae"/>
    </style:style>
    <style:style style:name="T41" style:family="text">
      <style:text-properties fo:font-size="12pt" fo:font-weight="normal" officeooo:rsid="012eb579" style:font-size-asian="12pt" style:font-weight-asian="normal" style:font-size-complex="12pt" style:font-weight-complex="normal"/>
    </style:style>
    <style:style style:name="T42" style:family="text">
      <style:text-properties fo:font-size="12pt" fo:font-weight="normal" officeooo:rsid="01368664"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a7c3f5" style:font-weight-asian="bold" style:font-weight-complex="bold"/>
    </style:style>
    <style:style style:name="T45" style:family="text">
      <style:text-properties fo:font-weight="bold" officeooo:rsid="0179525b" style:font-weight-asian="bold" style:font-weight-complex="bold"/>
    </style:style>
    <style:style style:name="T46" style:family="text">
      <style:text-properties fo:font-weight="bold" officeooo:rsid="017ab73e" style:font-weight-asian="bold" style:font-weight-complex="bold"/>
    </style:style>
    <style:style style:name="T47" style:family="text">
      <style:text-properties fo:font-weight="bold" officeooo:rsid="010b0b04" style:font-weight-asian="bold" style:font-weight-complex="bold"/>
    </style:style>
    <style:style style:name="T48" style:family="text">
      <style:text-properties officeooo:rsid="0028ae30"/>
    </style:style>
    <style:style style:name="T49" style:family="text">
      <style:text-properties officeooo:rsid="0028ffbe"/>
    </style:style>
    <style:style style:name="T50" style:family="text">
      <style:text-properties officeooo:rsid="00a7c3f5"/>
    </style:style>
    <style:style style:name="T51" style:family="text">
      <style:text-properties fo:font-size="15pt" fo:font-weight="bold" style:font-size-asian="15pt" style:font-weight-asian="bold" style:font-size-complex="15pt" style:font-weight-complex="bold"/>
    </style:style>
    <style:style style:name="T52" style:family="text">
      <style:text-properties fo:font-size="15pt" fo:font-weight="bold" officeooo:rsid="00a7c3f5" style:font-size-asian="15pt" style:font-weight-asian="bold" style:font-size-complex="15pt" style:font-weight-complex="bold"/>
    </style:style>
    <style:style style:name="T53" style:family="text">
      <style:text-properties fo:font-size="15pt" fo:font-weight="bold" officeooo:rsid="00c54092" style:font-size-asian="15pt" style:font-weight-asian="bold" style:font-size-complex="15pt" style:font-weight-complex="bold"/>
    </style:style>
    <style:style style:name="T54" style:family="text">
      <style:text-properties fo:font-size="15pt" fo:font-weight="bold" officeooo:rsid="012c208e" style:font-size-asian="15pt" style:font-weight-asian="bold" style:font-size-complex="15pt" style:font-weight-complex="bold"/>
    </style:style>
    <style:style style:name="T55" style:family="text">
      <style:text-properties fo:font-size="15pt" fo:font-weight="bold" officeooo:rsid="015bf14b" style:font-size-asian="15pt" style:font-weight-asian="bold" style:font-size-complex="15pt" style:font-weight-complex="bold"/>
    </style:style>
    <style:style style:name="T56" style:family="text">
      <style:text-properties officeooo:rsid="012eb579"/>
    </style:style>
    <style:style style:name="T57" style:family="text">
      <style:text-properties officeooo:rsid="01345765"/>
    </style:style>
    <style:style style:name="T58" style:family="text">
      <style:text-properties officeooo:rsid="01348e9a"/>
    </style:style>
    <style:style style:name="T59" style:family="text">
      <style:text-properties officeooo:rsid="0159cb4a"/>
    </style:style>
    <style:style style:name="T60" style:family="text">
      <style:text-properties officeooo:rsid="01688aea"/>
    </style:style>
    <style:style style:name="T61" style:family="text">
      <style:text-properties officeooo:rsid="01779e16"/>
    </style:style>
    <style:style style:name="T62" style:family="text">
      <style:text-properties officeooo:rsid="018005ca"/>
    </style:style>
    <style:style style:name="T63" style:family="text">
      <style:text-properties officeooo:rsid="018012f9"/>
    </style:style>
    <style:style style:name="T64" style:family="text">
      <style:text-properties officeooo:rsid="01872335"/>
    </style:style>
    <style:style style:name="T65" style:family="text">
      <style:text-properties officeooo:rsid="019616fa"/>
    </style:style>
    <style:style style:name="T66" style:family="text">
      <style:text-properties fo:font-size="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6b5e9b" draw:textarea-horizontal-align="justify" draw:textarea-vertical-align="middle" draw:auto-grow-height="false" fo:min-height="3.358cm" fo:min-width="3.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6b5e9b" draw:textarea-horizontal-align="justify" draw:textarea-vertical-align="middle" draw:auto-grow-height="false" fo:min-height="0.885cm" fo:min-width="0.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6b5e9b" draw:textarea-horizontal-align="justify" draw:textarea-vertical-align="middle" draw:auto-grow-height="false" fo:min-height="2.037cm" fo:min-width="3.74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6b5e9b" draw:textarea-horizontal-align="justify" draw:textarea-vertical-align="middle" draw:auto-grow-height="false" fo:min-height="2.044cm" fo:min-width="2.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6b5e9b" draw:textarea-horizontal-align="justify" draw:textarea-vertical-align="middle" draw:auto-grow-height="false" fo:min-height="1.605cm" fo:min-width="3.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6b5e9b" draw:textarea-horizontal-align="justify" draw:textarea-vertical-align="middle" draw:auto-grow-height="false" fo:min-height="1.376cm" fo:min-width="4.73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6b5e9b" draw:textarea-horizontal-align="justify" draw:textarea-vertical-align="middle" draw:auto-grow-height="false" fo:min-height="1.944cm" fo:min-width="9.1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color="#6b5e9b" draw:textarea-horizontal-align="justify" draw:textarea-vertical-align="middle" draw:auto-grow-height="false" fo:min-height="0.893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color="#6b5e9b" draw:textarea-horizontal-align="justify" draw:textarea-vertical-align="middle" draw:auto-grow-height="false" fo:min-height="1.053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svg:stroke-color="#6b5e9b" draw:textarea-horizontal-align="justify" draw:textarea-vertical-align="middle" draw:auto-grow-height="false" fo:min-height="2.037cm" fo:min-width="5.5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6b5e9b" draw:textarea-horizontal-align="justify" draw:textarea-vertical-align="middle" draw:auto-grow-height="false" fo:min-height="2.041cm" fo:min-width="2.4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2" draw:style-name="gr43"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0"><text:tab/></text:span><text:span text:style-name="T1">DFD </text:span><text:span text:style-name="T3"><text:s/></text:span><text:span text:style-name="T15"><text:s/></text:span><text:span text:style-name="T16">vca <text:s/></text:span><text:bookmark text:name="docs-internal-guid-f9102272-7fff-f592-12ba-ae4d69da9989"/><text:span text:style-name="T16">demo project</text:span></text:p>
      <text:p text:style-name="P1"><text:span text:style-name="T3"><text:tab/></text:span><text:span text:style-name="T4">URL <text:s/></text:span><text:a xlink:type="simple" xlink:href="https://vca.demoproject.aum/" text:style-name="Internet_20_link" text:visited-style-name="Visited_20_Internet_20_Link"><text:span text:style-name="T38">https://vca.demoproject.aum</text:span></text:a><text:span text:style-name="T4"> </text:span></text:p>
      <text:list xml:id="list3420486357" text:style-name="L1">
        <text:list-header>
          <text:p text:style-name="P86"><text:tab/></text:p>
        </text:list-header>
      </text:list>
      <text:p text:style-name="P2"/>
      <text:list xml:id="list3374807833" text:style-name="L2">
        <text:list-item>
          <text:p text:style-name="P88">Module</text:p>
          <text:list>
            <text:list-header>
              <text:p text:style-name="P87"/>
            </text:list-header>
            <text:list-item>
              <text:p text:style-name="P89">Login</text:p>
            </text:list-item>
            <text:list-item>
              <text:p text:style-name="P91"><text:bookmark text:name="docs-internal-guid-5a315170-7fff-78e7-2df1-185691e467fe"/>Register</text:p>
            </text:list-item>
            <text:list-item>
              <text:p text:style-name="P92">Forget passowrd</text:p>
            </text:list-item>
            <text:list-item>
              <text:p text:style-name="P91"><text:bookmark text:name="docs-internal-guid-501eb6ec-7fff-876e-fde5-f494ff74dc51"/>Product</text:p>
            </text:list-item>
            <text:list-item>
              <text:p text:style-name="P93">SuperAdmin</text:p>
            </text:list-item>
          </text:list>
        </text:list-item>
      </text:list>
      <text:p text:style-name="P55"/>
      <text:p text:style-name="P55"/>
      <text:p text:style-name="P55"/>
      <text:p text:style-name="P55"/>
      <text:p text:style-name="P55"/>
      <text:p text:style-name="P5"><text:span text:style-name="T5">1. </text:span><text:span text:style-name="T17">DFD for new User Register Flow</text:span></text:p>
      <text:p text:style-name="P56"/>
      <text:p text:style-name="P56"><text:tab/></text:p>
      <text:p text:style-name="P56"><draw:custom-shape text:anchor-type="paragraph" draw:z-index="1" draw:name="Shape 1" draw:style-name="gr18" draw:text-style-name="P106" svg:width="3.449cm" svg:height="1.606cm" svg:x="5.23cm" svg:y="0.307cm"><text:p text:style-name="P106">User</text:p><draw:enhanced-geometry svg:viewBox="0 0 21600 21600" draw:type="rectangle" draw:enhanced-path="M 0 0 L 21600 0 21600 21600 0 21600 0 0 Z N"/></draw:custom-shape><text:tab/></text:p>
      <text:p text:style-name="P5"><text:span text:style-name="T5"><text:tab/><text:tab/><text:tab/><text:tab/><text:tab/><text:tab/><text:tab/> <text:s/>successfully </text:span><text:span text:style-name="T6"><text:s/>Registration email template</text:span></text:p>
      <text:p text:style-name="P56"><draw:line text:anchor-type="paragraph" draw:z-index="10" draw:name="Line 4" draw:style-name="gr13" draw:text-style-name="P95" svg:x1="-0.27cm" svg:y1="6.943cm" svg:x2="-0.3cm" svg:y2="0.404cm"><text:p/></draw:line><draw:line text:anchor-type="paragraph" draw:z-index="11" draw:name="Line 5" draw:style-name="gr13" draw:text-style-name="P95" svg:x1="-0.27cm" svg:y1="0.404cm" svg:x2="5.23cm" svg:y2="0.344cm"><text:p/></draw:line><draw:line text:anchor-type="paragraph" draw:z-index="12" draw:name="Line 6" draw:style-name="gr13" draw:text-style-name="P95" svg:x1="14.268cm" svg:y1="7.359cm" svg:x2="14.238cm" svg:y2="0.046cm"><text:p/></draw:line><draw:line text:anchor-type="paragraph" draw:z-index="13" draw:name="Line 7" draw:style-name="gr13" draw:text-style-name="P95" svg:x1="14.118cm" svg:y1="0.136cm" svg:x2="8.798cm" svg:y2="0.196cm"><text:p/></draw:line><text:tab/></text:p>
      <text:p text:style-name="P56"><draw:line text:anchor-type="paragraph" draw:z-index="2" draw:name="Line 1" draw:style-name="gr13" draw:text-style-name="P95" svg:x1="6.955cm" svg:y1="0.452cm" svg:x2="6.955cm" svg:y2="4.287cm"><text:p/></draw:line></text:p>
      <text:p text:style-name="P56"/>
      <text:p text:style-name="P84"><text:s/><text:tab/></text:p>
      <text:p text:style-name="P3"><text:tab/><text:tab/><text:tab/> <text:s text:c="10"/><text:span text:style-name="T48">User input </text:span></text:p>
      <text:p text:style-name="P3"/>
      <text:p text:style-name="P3"><text:tab/><text:tab/><text:tab/><text:tab/><text:span text:style-name="T48">name</text:span></text:p>
      <text:p text:style-name="P3"><text:tab/><text:tab/><text:tab/><text:tab/><text:span text:style-name="T48">email<text:tab/></text:span></text:p>
      <text:p text:style-name="P3"><draw:custom-shape text:anchor-type="paragraph" draw:z-index="3" draw:name="Shape 3" draw:style-name="gr42" draw:text-style-name="P100" svg:width="3.449cm" svg:height="2.885cm" svg:x="5.408cm" svg:y="0.878cm"><text:p text:style-name="P100">Process Dat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Line 2" draw:style-name="gr13" draw:text-style-name="P95" svg:x1="5.408cm" svg:y1="2.097cm" svg:x2="1.573cm" svg:y2="2.127cm"><text:p/></draw:line><draw:line text:anchor-type="paragraph" draw:z-index="5" draw:name="Horizontal line 1" draw:style-name="gr13" draw:text-style-name="P95" svg:x1="8.856cm" svg:y1="1.979cm" svg:x2="12.573cm" svg:y2="1.979cm"><text:p/></draw:line><text:tab/><text:tab/><text:tab/><text:tab/><text:span text:style-name="T48">password<text:tab/><text:tab/><text:tab/><text:tab/><text:tab/><text:tab/><text:tab/><text:tab/><text:tab/><text:tab/><text:tab/><text:tab/><text:tab/><text:tab/><text:tab/><text:tab/><text:tab/><text:tab/><text:tab/><text:tab/><text:tab/><text:tab/><text:tab/></text:span><text:span text:style-name="T49">if not valid or</text:span></text:p>
      <text:p text:style-name="P85"><draw:custom-shape text:anchor-type="paragraph" draw:z-index="6" draw:name="Shape 4" draw:style-name="gr16" draw:text-style-name="P106" svg:width="4.042cm" svg:height="2.2cm" svg:x="-1.279cm" svg:y="1.707cm"><text:p text:style-name="P106">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name="Vertical line 1" draw:style-name="gr13" draw:text-style-name="P95" svg:x1="1.573cm" svg:y1="0.667cm" svg:x2="1.573cm" svg:y2="1.708cm"><text:p/></draw:line><draw:custom-shape text:anchor-type="paragraph" draw:z-index="8" draw:name="Shape 5" draw:style-name="gr14" draw:text-style-name="P100" svg:width="3.389cm" svg:height="3.687cm" svg:x="11.592cm" svg:y="2.004cm"><text:p text:style-name="P100">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 draw:name="Line 3" draw:style-name="gr13" draw:text-style-name="P95" svg:x1="12.573cm" svg:y1="0.519cm" svg:x2="12.633cm" svg:y2="2.004cm"><text:p/></draw:line><draw:line text:anchor-type="paragraph" draw:z-index="14" draw:name="Vertical line 2" draw:style-name="gr13" draw:text-style-name="P95" svg:x1="9.862cm" svg:y1="0.519cm" svg:x2="9.851cm" svg:y2="6.255cm"><text:p/></draw:line><draw:custom-shape text:anchor-type="paragraph" draw:z-index="15" draw:name="Shape 6" draw:style-name="gr41" draw:text-style-name="P106" svg:width="6.005cm" svg:height="2.2cm" svg:x="4.784cm" svg:y="6.433cm"><text:p text:style-name="P106">Email send </text:p><draw:enhanced-geometry svg:viewBox="0 0 21600 21600" draw:text-areas="800 800 20800 20800" draw:type="round-rectangular-callout" draw:modifiers="4167.75330396476 2745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duplicate email)<text:tab/><text:tab/><text:tab/><text:tab/>if valid data</text:p>
      <text:p text:style-name="P3"/>
      <text:p text:style-name="P3"/>
      <text:p text:style-name="P3"/>
      <text:p text:style-name="P3"/>
      <text:p text:style-name="P3"/>
      <text:p text:style-name="P3"/>
      <text:p text:style-name="P3"/>
      <text:p text:style-name="P3"/>
      <text:p text:style-name="P53"><text:bookmark text:name="docs-internal-guid-75554f10-7fff-99ed-f69b-e0e455cd3a1c"/><text:tab/><text:tab/><text:tab/>Send a user confirmation</text:p>
      <text:p text:style-name="P53"><text:s/><text:tab/><text:tab/><text:tab/>email to activate the account.</text:p>
      <text:p text:style-name="P3"><draw:custom-shape text:anchor-type="paragraph" draw:z-index="16" draw:name="Shape 7" draw:style-name="gr40" svg:width="1.308cm" svg:height="1.488cm" svg:x="15.725cm" svg:y="0.25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21" draw:name="Line 11" draw:style-name="gr13" draw:text-style-name="P95" svg:x1="14.684cm" svg:y1="2.285cm" svg:x2="12.633cm" svg:y2="-0.303cm"><text:p/></draw:line></text:p>
      <text:p text:style-name="P3"/>
      <text:p text:style-name="P3"/>
      <text:p text:style-name="P3"><draw:line text:anchor-type="paragraph" draw:z-index="17" draw:name="Vertical line 3" draw:style-name="gr1" draw:text-style-name="P95" svg:x1="16.408cm" svg:y1="0.28cm" svg:x2="16.408cm" svg:y2="2.1cm"><text:p/></draw:line></text:p>
      <text:p text:style-name="P3"><draw:line text:anchor-type="paragraph" draw:z-index="18" draw:name="Line 8" draw:style-name="gr1" draw:text-style-name="P95" svg:x1="14.684cm" svg:y1="0.337cm" svg:x2="17.716cm" svg:y2="0.307cm"><text:p/></draw:line></text:p>
      <text:p text:style-name="P54"><draw:line text:anchor-type="paragraph" draw:z-index="19" draw:name="Line 9" draw:style-name="gr1" draw:text-style-name="P95" svg:x1="16.408cm" svg:y1="1.127cm" svg:x2="15.487cm" svg:y2="2.138cm"><text:p/></draw:line><draw:line text:anchor-type="paragraph" draw:z-index="20" draw:name="Line 10" draw:style-name="gr1" draw:text-style-name="P95" svg:x1="16.408cm" svg:y1="1.127cm" svg:x2="17.301cm" svg:y2="2.08cm"><text:p/></draw:line><draw:custom-shape text:anchor-type="paragraph" draw:z-index="22" draw:name="Shape 8" draw:style-name="gr39" draw:text-style-name="P100" svg:width="5.292cm" svg:height="0.893cm" svg:x="13.167cm" svg:y="2.524cm"><text:p text:style-name="P100">Admin Access Data <text:s/></text:p><draw:enhanced-geometry svg:viewBox="0 0 21600 21600" draw:type="rectangle" draw:enhanced-path="M 0 0 L 21600 0 21600 21600 0 21600 0 0 Z N"/></draw:custom-shape></text:p>
      <text:p text:style-name="P55"/>
      <text:p text:style-name="P55"/>
      <text:p text:style-name="P55"><text:soft-page-break/></text:p>
      <text:p text:style-name="P55"/>
      <text:p text:style-name="P55"/>
      <text:p text:style-name="P55"/>
      <text:p text:style-name="P6"><text:span text:style-name="T2">2.</text:span><text:span text:style-name="T14"> DFD for User login Proccess </text:span></text:p>
      <text:p text:style-name="P57"/>
      <text:p text:style-name="P57"><text:tab/></text:p>
      <text:p text:style-name="P55"/>
      <text:p text:style-name="P4"><draw:custom-shape text:anchor-type="paragraph" draw:z-index="23" draw:name="Shape 9" draw:style-name="gr18" draw:text-style-name="P106" svg:width="3.449cm" svg:height="1.606cm" svg:x="4.932cm" svg:y="0.307cm"><text:p text:style-name="P106">User</text:p><draw:enhanced-geometry svg:viewBox="0 0 21600 21600" draw:type="rectangle" draw:enhanced-path="M 0 0 L 21600 0 21600 21600 0 21600 0 0 Z N"/></draw:custom-shape><text:span text:style-name="T2"><text:tab/></text:span><text:span text:style-name="T9">Error message</text:span><text:span text:style-name="T2"><text:tab/> <text:s text:c="57"/></text:span><text:span text:style-name="T8">login page</text:span><text:span text:style-name="T2"><text:tab/><text:tab/></text:span></text:p>
      <text:p text:style-name="P55"><draw:line text:anchor-type="paragraph" draw:z-index="31" draw:name="Line 17" draw:style-name="gr13" draw:text-style-name="P95" svg:x1="-0.834cm" svg:y1="9.34cm" svg:x2="-0.656cm" svg:y2="0.129cm"><text:p/></draw:line><draw:line text:anchor-type="paragraph" draw:z-index="32" draw:name="Line 19" draw:style-name="gr13" draw:text-style-name="P95" svg:x1="-0.656cm" svg:y1="0.249cm" svg:x2="4.932cm" svg:y2="0.277cm"><text:p/></draw:line><draw:line text:anchor-type="paragraph" draw:z-index="33" draw:name="Line 20" draw:style-name="gr13" draw:text-style-name="P95" svg:x1="16.586cm" svg:y1="0.307cm" svg:x2="8.38cm" svg:y2="0.337cm"><text:p/></draw:line><draw:line text:anchor-type="paragraph" draw:z-index="36" draw:name="Line 16" draw:style-name="gr13" draw:text-style-name="P95" svg:x1="16.586cm" svg:y1="11.099cm" svg:x2="16.586cm" svg:y2="0.129cm"><text:p/></draw:line></text:p>
      <text:p text:style-name="P55"/>
      <text:p text:style-name="P55"><draw:line text:anchor-type="paragraph" draw:z-index="25" draw:name="Line 12" draw:style-name="gr13" draw:text-style-name="P95" svg:x1="6.657cm" svg:y1="0.452cm" svg:x2="6.627cm" svg:y2="4.848cm"><text:p/></draw:line></text:p>
      <text:p text:style-name="P55"/>
      <text:p text:style-name="P58"><text:tab/><text:tab/><text:tab/></text:p>
      <text:p text:style-name="P59"><text:tab/><text:tab/><text:tab/>input data</text:p>
      <text:p text:style-name="P4"><text:span text:style-name="T2"><text:tab/><text:tab/><text:tab/></text:span><text:span text:style-name="T7">emaIl</text:span></text:p>
      <text:p text:style-name="P7"><text:span text:style-name="T2"><text:tab/><text:tab/><text:tab/></text:span><text:span text:style-name="T7">passwor</text:span></text:p>
      <text:p text:style-name="P59"><text:tab/><text:tab/><text:tab/><text:tab/><text:tab/><text:tab/> if valid check</text:p>
      <text:p text:style-name="P59"><text:tab/><text:tab/><text:tab/><text:tab/><text:tab/><text:tab/> user email and password<text:tab/></text:p>
      <text:p text:style-name="P59"><text:tab/><text:tab/><text:tab/><text:tab/><text:tab/><text:tab/>match or not</text:p>
      <text:p text:style-name="P59"><draw:custom-shape text:anchor-type="paragraph" draw:z-index="24" draw:name="Shape 10" draw:style-name="gr17" draw:text-style-name="P97" svg:width="3.453cm" svg:height="2.888cm" svg:x="4.812cm" svg:y="0.466cm"><text:p text:style-name="P97"><text:span text:style-name="T66">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9"/>
      <text:p text:style-name="P59"><text:tab/>if not valid</text:p>
      <text:p text:style-name="P55"/>
      <text:p text:style-name="P55"><draw:line text:anchor-type="paragraph" draw:z-index="26" draw:name="Line 13" draw:style-name="gr13" draw:text-style-name="P95" svg:x1="4.932cm" svg:y1="0.044cm" svg:x2="1.097cm" svg:y2="0.014cm"><text:p/></draw:line><draw:line text:anchor-type="paragraph" draw:z-index="28" draw:name="Line 14" draw:style-name="gr13" draw:text-style-name="P95" svg:x1="1.097cm" svg:y1="0.044cm" svg:x2="1.069cm" svg:y2="2.037cm"><text:p/></draw:line><draw:line text:anchor-type="paragraph" draw:z-index="30" draw:name="Line 15" draw:style-name="gr13" draw:text-style-name="P95" svg:x1="8.384cm" svg:y1="0.044cm" svg:x2="12.009cm" svg:y2="0.074cm"><text:p/></draw:line><draw:line text:anchor-type="paragraph" draw:z-index="34" draw:name="Line 21" draw:style-name="gr13" draw:text-style-name="P95" svg:x1="11.829cm" svg:y1="0.074cm" svg:x2="11.889cm" svg:y2="2.272cm"><text:p/></draw:line></text:p>
      <text:p text:style-name="P55"/>
      <text:p text:style-name="P55"/>
      <text:p text:style-name="P55"/>
      <text:p text:style-name="P55"><draw:custom-shape text:anchor-type="paragraph" draw:z-index="27" draw:name="Shape 11" draw:style-name="gr16" draw:text-style-name="P106" svg:width="4.042cm" svg:height="2.2cm" svg:x="-1.279cm" svg:y="0.09cm"><text:p text:style-name="P106">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Shape 12" draw:style-name="gr14" draw:text-style-name="P100" svg:width="3.389cm" svg:height="3.687cm" svg:x="10.373cm" svg:y="0.236cm"><text:p text:style-name="P100"><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4"><text:span text:style-name="T2"><text:tab/><text:tab/><text:tab/><text:tab/><text:tab/><text:tab/><text:tab/><text:tab/><text:tab/><text:tab/><text:tab/> </text:span><text:span text:style-name="T8">No Auth user</text:span></text:p>
      <text:p text:style-name="P55"><draw:line text:anchor-type="paragraph" draw:z-index="35" draw:name="Horizontal line 2" draw:style-name="gr13" draw:text-style-name="P95" svg:x1="13.762cm" svg:y1="0.388cm" svg:x2="16.586cm" svg:y2="0.388cm"><text:p/></draw:line></text:p>
      <text:p text:style-name="P55"/>
      <text:p text:style-name="P55"/>
      <text:p text:style-name="P55"/>
      <text:p text:style-name="P55"/>
      <text:p text:style-name="P55"><draw:line text:anchor-type="paragraph" draw:z-index="37" draw:name="Line 18" draw:style-name="gr13" draw:text-style-name="P95" svg:x1="11.74cm" svg:y1="0.028cm" svg:x2="11.71cm" svg:y2="3.423cm"><text:p/></draw:line></text:p>
      <text:p text:style-name="P4"><text:span text:style-name="T2"><text:tab/><text:tab/><text:tab/><text:tab/><text:tab/><text:tab/><text:tab/> <text:s/></text:span><text:span text:style-name="T8">Yes</text:span></text:p>
      <text:p text:style-name="P4"><text:span text:style-name="T2"><text:tab/><text:tab/><text:tab/><text:tab/><text:tab/><text:tab/><text:tab/></text:span><text:span text:style-name="T8">Auth User</text:span></text:p>
      <text:p text:style-name="P4"><text:span text:style-name="T2"><text:tab/><text:tab/><text:tab/><text:tab/><text:tab/><text:tab/><text:tab/></text:span><text:span text:style-name="T8">Redirect to </text:span></text:p>
      <text:p text:style-name="P4"><text:span text:style-name="T2"><text:tab/><text:tab/><text:tab/><text:tab/><text:tab/><text:tab/><text:tab/></text:span><text:span text:style-name="T8">dashbords <text:s text:c="10"/></text:span></text:p>
      <text:p text:style-name="P55"/>
      <text:p text:style-name="P55"><draw:custom-shape text:anchor-type="paragraph" draw:z-index="38" draw:name="Shape 13" draw:style-name="gr38" draw:text-style-name="P97" svg:width="9.108cm" svg:height="1.945cm" svg:x="7.428cm" svg:y="0.473cm"><text:p text:style-name="P97"><text:span text:style-name="T66"><text:s text:c="20"/></text:span><text:span text:style-name="T66">Dashbords /Admin Panel</text:span></text:p><draw:enhanced-geometry svg:viewBox="0 0 21600 21600" draw:type="rectangle" draw:enhanced-path="M 0 0 L 21600 0 21600 21600 0 21600 0 0 Z N"/></draw:custom-shape></text:p>
      <text:p text:style-name="P55"/>
      <text:p text:style-name="P55"/>
      <text:p text:style-name="P55"/>
      <text:p text:style-name="P55"/>
      <text:p text:style-name="P55"/>
      <text:p text:style-name="P55"/>
      <text:p text:style-name="P55"/>
      <text:p text:style-name="P55"/>
      <text:p text:style-name="P55"/>
      <text:p text:style-name="P55"><text:soft-page-break/></text:p>
      <text:p text:style-name="P8"><text:span text:style-name="T10">3. </text:span><text:span text:style-name="T18">DFD </text:span><text:bookmark text:name="docs-internal-guid-e7458d33-7fff-e7ba-1deb-87f1e5659e02"/><text:span text:style-name="T18"><text:s/>for </text:span><text:span text:style-name="T14">Forgot Password</text:span></text:p>
      <text:p text:style-name="P60"/>
      <text:p text:style-name="P60"><text:tab/><text:tab/><text:tab/></text:p>
      <text:p text:style-name="P55"/>
      <text:p text:style-name="P55"/>
      <text:p text:style-name="P55"/>
      <text:p text:style-name="P4"><draw:custom-shape text:anchor-type="paragraph" draw:z-index="39" draw:name="Shape 14" draw:style-name="gr18" draw:text-style-name="P106" svg:width="3.449cm" svg:height="1.606cm" svg:x="4.932cm" svg:y="0.307cm"><text:p text:style-name="P106">User</text:p><draw:enhanced-geometry svg:viewBox="0 0 21600 21600" draw:type="rectangle" draw:enhanced-path="M 0 0 L 21600 0 21600 21600 0 21600 0 0 Z N"/></draw:custom-shape><text:span text:style-name="T2"><text:tab/><text:tab/><text:tab/><text:tab/> <text:s text:c="33"/></text:span><text:span text:style-name="T11">if user is not fund..</text:span><text:span text:style-name="T2"> <text:s text:c="4"/></text:span></text:p>
      <text:p text:style-name="P55"><draw:line text:anchor-type="paragraph" draw:z-index="50" draw:name="Line 27" draw:style-name="gr13" draw:text-style-name="P95" svg:x1="13.436cm" svg:y1="9.013cm" svg:x2="13.436cm" svg:y2="0.423cm"><text:p/></draw:line><draw:line text:anchor-type="paragraph" draw:z-index="51" draw:name="Horizontal line 3" draw:style-name="gr13" draw:text-style-name="P95" svg:x1="13.435cm" svg:y1="0.423cm" svg:x2="8.38cm" svg:y2="0.423cm"><text:p/></draw:line></text:p>
      <text:p text:style-name="P55"><draw:line text:anchor-type="paragraph" draw:z-index="45" draw:name="Line 24" draw:style-name="gr13" draw:text-style-name="P95" svg:x1="-0.388cm" svg:y1="8.051cm" svg:x2="-0.358cm" svg:y2="0.002cm"><text:p/></draw:line><draw:line text:anchor-type="paragraph" draw:z-index="46" draw:name="Line 25" draw:style-name="gr13" draw:text-style-name="P95" svg:x1="-0.358cm" svg:y1="0.002cm" svg:x2="4.932cm" svg:y2="0.002cm"><text:p/></draw:line></text:p>
      <text:p text:style-name="P55"><draw:line text:anchor-type="paragraph" draw:z-index="40" draw:name="Line 22" draw:style-name="gr13" draw:text-style-name="P95" svg:x1="6.657cm" svg:y1="0.452cm" svg:x2="6.627cm" svg:y2="4.848cm"><text:p/></draw:line></text:p>
      <text:p text:style-name="P55"/>
      <text:p text:style-name="P55"/>
      <text:p text:style-name="P61"><text:tab/><text:tab/><text:tab/>Enter Register</text:p>
      <text:p text:style-name="P61"><text:tab/><text:tab/><text:tab/>Email</text:p>
      <text:p text:style-name="P55"/>
      <text:p text:style-name="P55"/>
      <text:p text:style-name="P55"/>
      <text:p text:style-name="P62"><text:tab/><text:tab/><text:tab/><text:tab/><text:tab/><text:tab/>if valid check email </text:p>
      <text:p text:style-name="P62"><draw:custom-shape text:anchor-type="paragraph" draw:z-index="41" draw:name="Shape 15" draw:style-name="gr17" draw:text-style-name="P97" svg:width="3.453cm" svg:height="2.888cm" svg:x="4.812cm" svg:y="0.48cm"><text:p text:style-name="P97"><text:span text:style-name="T66">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is register or not</text:p>
      <text:p text:style-name="P62"/>
      <text:p text:style-name="P62"><text:tab/><text:tab/>if not valid</text:p>
      <text:p text:style-name="P55"><draw:line text:anchor-type="paragraph" draw:z-index="43" draw:name="Line 23" draw:style-name="gr13" draw:text-style-name="P95" svg:x1="4.812cm" svg:y1="0.402cm" svg:x2="0.977cm" svg:y2="0.372cm"><text:p/></draw:line><draw:line text:anchor-type="paragraph" draw:z-index="44" draw:name="Vertical line 4" draw:style-name="gr13" draw:text-style-name="P95" svg:x1="0.977cm" svg:y1="0.402cm" svg:x2="0.977cm" svg:y2="1.751cm"><text:p/></draw:line><draw:line text:anchor-type="paragraph" draw:z-index="48" draw:name="Line 26" draw:style-name="gr13" draw:text-style-name="P95" svg:x1="8.264cm" svg:y1="0.236cm" svg:x2="12.305cm" svg:y2="0.266cm"><text:p/></draw:line><draw:line text:anchor-type="paragraph" draw:z-index="49" draw:name="Vertical line 5" draw:style-name="gr13" draw:text-style-name="P95" svg:x1="12.305cm" svg:y1="0.266cm" svg:x2="12.305cm" svg:y2="2.049cm"><text:p/></draw:line></text:p>
      <text:p text:style-name="P55"/>
      <text:p text:style-name="P55"/>
      <text:p text:style-name="P55"><draw:custom-shape text:anchor-type="paragraph" draw:z-index="42" draw:name="Shape 16" draw:style-name="gr16" draw:text-style-name="P106" svg:width="4.042cm" svg:height="2.2cm" svg:x="-0.982cm" svg:y="0.261cm"><text:p text:style-name="P106">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5"><draw:custom-shape text:anchor-type="paragraph" draw:z-index="47" draw:name="Shape 17" draw:style-name="gr14" draw:text-style-name="P100" svg:width="3.389cm" svg:height="3.687cm" svg:x="10.938cm" svg:y="0.102cm"><text:p text:style-name="P100"><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55"/>
      <text:p text:style-name="P55"/>
      <text:p text:style-name="P55"/>
      <text:p text:style-name="P55"/>
      <text:p text:style-name="P55"/>
      <text:p text:style-name="P55"><draw:line text:anchor-type="paragraph" draw:z-index="52" draw:name="Line 28" draw:style-name="gr13" draw:text-style-name="P95" svg:x1="12.275cm" svg:y1="0.381cm" svg:x2="12.217cm" svg:y2="3.323cm"><text:p/></draw:line></text:p>
      <text:p text:style-name="P55"/>
      <text:p text:style-name="P4"><text:span text:style-name="T2"><text:tab/><text:tab/><text:tab/><text:tab/><text:tab/><text:tab/><text:tab/><text:tab/></text:span><text:span text:style-name="T12">yes </text:span></text:p>
      <text:p text:style-name="P4"><text:span text:style-name="T2"><text:tab/><text:tab/><text:tab/><text:tab/><text:tab/><text:tab/><text:tab/><text:tab/></text:span><text:span text:style-name="T12">user is</text:span></text:p>
      <text:p text:style-name="P4"><text:span text:style-name="T2"><text:tab/><text:tab/><text:tab/><text:tab/><text:tab/><text:tab/><text:tab/><text:tab/></text:span><text:span text:style-name="T12">register </text:span></text:p>
      <text:p text:style-name="P55"/>
      <text:p text:style-name="P55"><draw:custom-shape text:anchor-type="paragraph" draw:z-index="53" draw:name="Shape 19" draw:style-name="gr37" draw:text-style-name="P106" svg:width="5.114cm" svg:height="1.486cm" svg:x="9.779cm" svg:y="0.376cm"><text:p text:style-name="P106">Email send </text:p><draw:enhanced-geometry svg:viewBox="0 0 21600 21600" draw:text-areas="800 800 20800 20800" draw:type="round-rectangular-callout" draw:modifiers="4900.96551724138 37588.61209964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text:tab/><text:tab/><text:tab/><text:tab/></text:p>
      <text:p text:style-name="P55"/>
      <text:p text:style-name="P55"/>
      <text:p text:style-name="P55"/>
      <text:p text:style-name="P55"/>
      <text:p text:style-name="P55"/>
      <text:p text:style-name="P55"/>
      <text:p text:style-name="P55"/>
      <text:p text:style-name="P4"><text:span text:style-name="T2"><text:tab/><text:tab/><text:tab/><text:tab/><text:tab/><text:tab/><text:tab/></text:span><text:span text:style-name="T11">Password change link is send in mail</text:span><text:span text:style-name="T2"><text:tab/></text:span></text:p>
      <text:p text:style-name="P55"><text:tab/><text:tab/><text:tab/><text:tab/><text:tab/></text:p>
      <text:p text:style-name="P55"/>
      <text:p text:style-name="P55"/>
      <text:p text:style-name="P55"/>
      <text:p text:style-name="P55"><text:soft-page-break/></text:p>
      <text:p text:style-name="P55"/>
      <text:p text:style-name="P55"/>
      <text:p text:style-name="P9"><text:span text:style-name="T17">4.</text:span><text:span text:style-name="T19">DFD for Product Add and List</text:span></text:p>
      <text:p text:style-name="P64"/>
      <text:p text:style-name="P10"><draw:custom-shape text:anchor-type="paragraph" draw:z-index="54" draw:name="Shape 18" draw:style-name="gr18" draw:text-style-name="P106" svg:width="3.449cm" svg:height="1.606cm" svg:x="4.932cm" svg:y="0.307cm"><text:p text:style-name="P106">User</text:p><draw:enhanced-geometry svg:viewBox="0 0 21600 21600" draw:type="rectangle" draw:enhanced-path="M 0 0 L 21600 0 21600 21600 0 21600 0 0 Z N"/></draw:custom-shape><draw:line text:anchor-type="paragraph" draw:z-index="56" draw:name="Line 29" draw:style-name="gr13" draw:text-style-name="P95" svg:x1="6.509cm" svg:y1="1.912cm" svg:x2="6.509cm" svg:y2="6.218cm"><text:p/></draw:line><draw:line text:anchor-type="paragraph" draw:z-index="59" draw:name="Vertical line 6" draw:style-name="gr13" draw:text-style-name="P95" svg:x1="-0.18cm" svg:y1="7.022cm" svg:x2="-0.18cm" svg:y2="0.903cm"><text:p/></draw:line><draw:line text:anchor-type="paragraph" draw:z-index="60" draw:name="Line 32" draw:style-name="gr13" draw:text-style-name="P95" svg:x1="-0.3cm" svg:y1="0.905cm" svg:x2="4.932cm" svg:y2="0.905cm"><text:p/></draw:line><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20">user must be</text:span></text:p>
      <text:p text:style-name="P10"><text:span text:style-name="T20"><text:tab/><text:tab/><text:tab/>login for add</text:span><text:span text:style-name="T19"><text:tab/><text:tab/><text:tab/><text:tab/><text:tab/><text:tab/><text:tab/><text:tab/><text:tab/><text:tab/><text:tab/></text:span><text:span text:style-name="T20">product</text:span><text:span text:style-name="T19"><text:tab/></text:span></text:p>
      <text:p text:style-name="P65"/>
      <text:p text:style-name="P65"><draw:custom-shape text:anchor-type="paragraph" draw:z-index="55" draw:name="Shape 20" draw:style-name="gr17" draw:text-style-name="P97" svg:width="3.453cm" svg:height="2.888cm" svg:x="4.842cm" svg:y="1.836cm"><text:p text:style-name="P97"><text:span text:style-name="T66">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Line 30" draw:style-name="gr13" draw:text-style-name="P95" svg:x1="4.842cm" svg:y1="3.568cm" svg:x2="2.05cm" svg:y2="3.568cm"><text:p/></draw:line><text:tab/><text:tab/><text:tab/><text:tab/></text:p>
      <text:p text:style-name="P65"/>
      <text:p text:style-name="P65"/>
      <text:p text:style-name="P65"/>
      <text:p text:style-name="P65"/>
      <text:p text:style-name="P65"><draw:custom-shape text:anchor-type="paragraph" draw:z-index="58" draw:name="Shape 21" draw:style-name="gr16" draw:text-style-name="P106" svg:width="4.042cm" svg:height="2.2cm" svg:x="-1.674cm" svg:y="0.206cm"><text:p text:style-name="P106">Must be login first </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2"><draw:line text:anchor-type="paragraph" draw:z-index="61" draw:name="Horizontal line 4" draw:style-name="gr13" draw:text-style-name="P95" svg:x1="8.294cm" svg:y1="0.527cm" svg:x2="14.535cm" svg:y2="0.527cm"><text:p/></draw:line><draw:custom-shape text:anchor-type="paragraph" draw:z-index="62" draw:name="Shape 22" draw:style-name="gr14" draw:text-style-name="P100" svg:width="3.389cm" svg:height="3.687cm" svg:x="-1.339cm" svg:y="4.623cm"><text:p text:style-name="P100"><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3" draw:name="Line 34" draw:style-name="gr13" draw:text-style-name="P95" svg:x1="5.17cm" svg:y1="1.182cm" svg:x2="1.217cm" svg:y2="4.623cm"><text:p/></draw:line><draw:line text:anchor-type="paragraph" draw:z-index="64" draw:name="Line 33" draw:style-name="gr13" draw:text-style-name="P95" svg:x1="2.05cm" svg:y1="5.016cm" svg:x2="5.855cm" svg:y2="1.598cm"><text:p/></draw:line><draw:line text:anchor-type="paragraph" draw:z-index="65" draw:name="Line 35" draw:style-name="gr13" draw:text-style-name="P95" svg:x1="14.981cm" svg:y1="5.551cm" svg:x2="2.05cm" svg:y2="5.641cm"><text:p/></draw:line><draw:custom-shape text:anchor-type="paragraph" draw:z-index="66" draw:name="Shape 23"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67" draw:name="Line 36" draw:style-name="gr1" draw:text-style-name="P95" svg:x1="16.468cm" svg:y1="5.255cm" svg:x2="16.498cm" svg:y2="7.663cm"><text:p/></draw:line><draw:line text:anchor-type="paragraph" draw:z-index="68" draw:name="Line 37" draw:style-name="gr13" draw:text-style-name="P95" svg:x1="16.468cm" svg:y1="7.662cm" svg:x2="15.457cm" svg:y2="8.495cm"><text:p/></draw:line><draw:line text:anchor-type="paragraph" draw:z-index="69" draw:name="Line 38" draw:style-name="gr13" draw:text-style-name="P95" svg:x1="16.468cm" svg:y1="7.662cm" svg:x2="17.419cm" svg:y2="8.435cm"><text:p/></draw:line><draw:line text:anchor-type="paragraph" draw:z-index="70" draw:name="Line 39" draw:style-name="gr1" draw:text-style-name="P95" svg:x1="15.159cm" svg:y1="5.909cm" svg:x2="17.865cm" svg:y2="5.939cm"><text:p/></draw:line><draw:line text:anchor-type="paragraph" draw:z-index="71" draw:name="Line 40" draw:style-name="gr13" draw:text-style-name="P95" svg:x1="14.534cm" svg:y1="0.527cm" svg:x2="14.534cm" svg:y2="4.184cm"><text:p/></draw:line><draw:line text:anchor-type="paragraph" draw:z-index="72" draw:name="Line 31" draw:style-name="gr13" draw:text-style-name="P95" svg:x1="14.534cm" svg:y1="4.184cm" svg:x2="15.991cm" svg:y2="5.909cm"><text:p/></draw:line><draw:line text:anchor-type="paragraph" draw:z-index="73" draw:name="Line 41" draw:style-name="gr13" draw:text-style-name="P95" svg:x1="15.309cm" svg:y1="5.939cm" svg:x2="14.713cm" svg:y2="5.551cm"><text:p/></draw:line><draw:line text:anchor-type="paragraph" draw:z-index="74" draw:name="Line 42" draw:style-name="gr13" draw:text-style-name="P95" svg:x1="2.05cm" svg:y1="6.95cm" svg:x2="14.595cm" svg:y2="6.8cm"><text:p/></draw:line><draw:line text:anchor-type="paragraph" draw:z-index="75" draw:name="Line 43" draw:style-name="gr13" draw:text-style-name="P95" svg:x1="14.446cm" svg:y1="6.8cm" svg:x2="15.309cm" svg:y2="5.939cm"><text:p/></draw:line><draw:line text:anchor-type="paragraph" draw:z-index="87" draw:name="Line 50" draw:style-name="gr1" draw:text-style-name="P95" svg:x1="16.468cm" svg:y1="5.255cm" svg:x2="16.498cm" svg:y2="7.663cm"><text:p/></draw:line><text:span text:style-name="T19"><text:s text:c="21"/></text:span><text:span text:style-name="T20">No<text:tab/><text:tab/><text:tab/><text:tab/><text:tab/><text:tab/></text:span><text:span text:style-name="T21">Yes</text:span><text:span text:style-name="T2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5">Add product Details with </text:span><text:bookmark text:name="docs-internal-guid-870baf58-7fff-f6c3-ec5d-cb9113791695"/><text:span text:style-name="T35">informations </text:span><text:span text:style-name="T20"><text:tab/><text:tab/><text:tab/><text:tab/><text:tab/><text:tab/><text:tab/><text:tab/><text:tab/><text:tab/> <text:s text:c="105"/></text:span></text:p>
      <text:p text:style-name="P66"/>
      <text:p text:style-name="P66"><draw:line text:anchor-type="paragraph" draw:z-index="76" draw:name="Line 44" draw:style-name="gr13" draw:text-style-name="P95" svg:x1="15.992cm" svg:y1="0.097cm" svg:x2="10.492cm" svg:y2="6.308cm"><text:p/></draw:line><text:tab/><text:tab/><text:tab/><text:tab/><text:tab/><text:tab/><text:tab/><text:tab/> <text:s text:c="9"/><text:tab/><text:tab/></text:p>
      <text:p text:style-name="P66"><text:tab/><text:tab/><text:tab/></text:p>
      <text:p text:style-name="P66"><text:tab/><text:tab/><text:tab/></text:p>
      <text:p text:style-name="P12"><text:span text:style-name="T20"><text:tab/><text:tab/></text:span><text:span text:style-name="T35">Response for server Prodcut Add Sccessfully</text:span></text:p>
      <text:p text:style-name="P67"/>
      <text:p text:style-name="P67"/>
      <text:p text:style-name="P67"/>
      <text:p text:style-name="P67"/>
      <text:p text:style-name="P67"/>
      <text:p text:style-name="P67"/>
      <text:p text:style-name="P67"/>
      <text:p text:style-name="P13"><text:span text:style-name="T22">L</text:span><text:span text:style-name="T14">ist of Product </text:span></text:p>
      <text:p text:style-name="P68"/>
      <table:table table:name="Table1" table:style-name="Table1">
        <table:table-column table:style-name="Table1.A" table:number-columns-repeated="2"/>
        <table:table-column table:style-name="Table1.C" table:number-columns-repeated="2"/>
        <table:table-column table:style-name="Table1.E"/>
        <table:table-column table:style-name="Table1.C"/>
        <table:table-column table:style-name="Table1.G"/>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G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P67"/>
      <text:p text:style-name="P38"><text:span text:style-name="T34">A</text:span><text:span text:style-name="T33">dmin show the list of prodcct also it can Add more,Edit product,Delete old Product</text:span></text:p>
      <text:p text:style-name="P63">Also admin can active and inavtive product form list.</text:p>
      <text:p text:style-name="P70"><text:soft-page-break/></text:p>
      <text:p text:style-name="P70"/>
      <text:p text:style-name="P70"/>
      <text:p text:style-name="P70"/>
      <text:p text:style-name="P70"/>
      <text:p text:style-name="P72">5. DFD for category</text:p>
      <text:p text:style-name="P72"><draw:custom-shape text:anchor-type="paragraph" draw:z-index="215" draw:name="Shape 108" draw:style-name="gr18" draw:text-style-name="P106" svg:width="3.449cm" svg:height="1.606cm" svg:x="5.593cm" svg:y="0.291cm"><text:p text:style-name="P106">User</text:p><draw:enhanced-geometry svg:viewBox="0 0 21600 21600" draw:type="rectangle" draw:enhanced-path="M 0 0 L 21600 0 21600 21600 0 21600 0 0 Z N"/></draw:custom-shape><text:tab/><text:tab/></text:p>
      <text:p text:style-name="P72"><draw:line text:anchor-type="paragraph" draw:z-index="220" draw:name="Vertical line 9" draw:style-name="gr13" draw:text-style-name="P95" svg:x1="-0.127cm" svg:y1="5.62cm" svg:x2="-0.127cm" svg:y2="0.418cm"><text:p/></draw:line><draw:line text:anchor-type="paragraph" draw:z-index="221" draw:name="Line 84" draw:style-name="gr13" draw:text-style-name="P95" svg:x1="-0.127cm" svg:y1="0.418cm" svg:x2="5.593cm" svg:y2="0.418cm"><text:p/></draw:line><text:tab/><text:tab/><text:tab/></text:p>
      <text:p text:style-name="P72"/>
      <text:p text:style-name="P72"><draw:line text:anchor-type="paragraph" draw:z-index="217" draw:name="Line 82" draw:style-name="gr13" draw:text-style-name="P95" svg:x1="7.303cm" svg:y1="0.436cm" svg:x2="7.303cm" svg:y2="4.154cm"><text:p/></draw:line></text:p>
      <text:p text:style-name="P72"/>
      <text:p text:style-name="P72"/>
      <text:p text:style-name="P40"><text:span text:style-name="T14"><text:tab/><text:tab/> <text:tab/></text:span><text:span text:style-name="T20">user must be</text:span></text:p>
      <text:p text:style-name="P11"><text:span text:style-name="T20"><text:tab/><text:tab/><text:tab/>login for add</text:span><text:span text:style-name="T19"><text:tab/><text:tab/><text:tab/><text:tab/><text:tab/><text:tab/><text:tab/><text:tab/><text:tab/><text:tab/><text:tab/></text:span><text:span text:style-name="T30">category</text:span></text:p>
      <text:p text:style-name="P72"/>
      <text:p text:style-name="P72"/>
      <text:p text:style-name="P72"><draw:custom-shape text:anchor-type="paragraph" draw:z-index="216" draw:name="Shape 109" draw:style-name="gr17" draw:text-style-name="P97" svg:width="3.453cm" svg:height="2.888cm" svg:x="5.556cm" svg:y="0.259cm"><text:p text:style-name="P97"><text:span text:style-name="T66">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2"><draw:custom-shape text:anchor-type="paragraph" draw:z-index="219" draw:name="Shape 110" draw:style-name="gr16" draw:text-style-name="P106" svg:width="4.042cm" svg:height="2.2cm" svg:x="-1.304cm" svg:y="0.265cm"><text:p text:style-name="P106">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0"><text:span text:style-name="T14"><text:tab/><text:tab/><text:tab/></text:span><text:span text:style-name="T31">No<text:tab/><text:tab/><text:tab/><text:tab/><text:tab/>Yes</text:span></text:p>
      <text:p text:style-name="P72"><draw:line text:anchor-type="paragraph" draw:z-index="218" draw:name="Line 83" draw:style-name="gr13" draw:text-style-name="P95" svg:x1="5.556cm" svg:y1="0.219cm" svg:x2="2.764cm" svg:y2="0.219cm"><text:p/></draw:line><draw:line text:anchor-type="paragraph" draw:z-index="222" draw:name="Horizontal line 21" draw:style-name="gr13" draw:text-style-name="P95" svg:x1="9.008cm" svg:y1="0.148cm" svg:x2="15.249cm" svg:y2="0.148cm"><text:p/></draw:line><draw:line text:anchor-type="paragraph" draw:z-index="223" draw:name="Line 85" draw:style-name="gr13" draw:text-style-name="P95" svg:x1="15.249cm" svg:y1="0.148cm" svg:x2="15.249cm" svg:y2="3.805cm"><text:p/></draw:line></text:p>
      <text:p text:style-name="P72"><draw:line text:anchor-type="paragraph" draw:z-index="230" draw:name="Line 90" draw:style-name="gr13" draw:text-style-name="P95" svg:x1="5.699cm" svg:y1="0.425cm" svg:x2="1.746cm" svg:y2="3.866cm"><text:p/></draw:line></text:p>
      <text:p text:style-name="P72"><draw:line text:anchor-type="paragraph" draw:z-index="231" draw:name="Line 91" draw:style-name="gr13" draw:text-style-name="P95" svg:x1="2.235cm" svg:y1="3.799cm" svg:x2="6.04cm" svg:y2="0.381cm"><text:p/></draw:line></text:p>
      <text:p text:style-name="P72"/>
      <text:p text:style-name="P72"/>
      <text:p text:style-name="P72"/>
      <text:p text:style-name="P72"/>
      <text:p text:style-name="P72"><draw:line text:anchor-type="paragraph" draw:z-index="232" draw:name="Line 92" draw:style-name="gr13" draw:text-style-name="P95" svg:x1="15.249cm" svg:y1="0.397cm" svg:x2="16.702cm" svg:y2="3.064cm"><text:p/></draw:line></text:p>
      <text:p text:style-name="P72"><draw:custom-shape text:anchor-type="paragraph" draw:z-index="229" draw:name="Shape 112" draw:style-name="gr14" draw:text-style-name="P100" svg:width="3.389cm" svg:height="3.687cm" svg:x="-1.154cm" svg:y="0.459cm"><text:p text:style-name="P100"><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draw:custom-shape text:anchor-type="paragraph" draw:z-index="224" draw:name="Shape 111" draw:style-name="gr15" svg:width="1.28cm" svg:height="1.25cm" svg:x="16.826cm" svg:y="0.32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0"><draw:line text:anchor-type="paragraph" draw:z-index="233" draw:name="Line 93" draw:style-name="gr13" draw:text-style-name="P95" svg:x1="15.166cm" svg:y1="0.328cm" svg:x2="2.235cm" svg:y2="0.418cm"><text:p/></draw:line><draw:line text:anchor-type="paragraph" draw:z-index="236" draw:name="Line 96" draw:style-name="gr13" draw:text-style-name="P95" svg:x1="15.166cm" svg:y1="0.328cm" svg:x2="16.147cm" svg:y2="1.921cm"><text:p/></draw:line><text:span text:style-name="T14"><text:s text:c="24"/></text:span><text:span text:style-name="T13">Add Category details</text:span></text:p>
      <text:p text:style-name="P72"/>
      <text:p text:style-name="P72"><draw:line text:anchor-type="paragraph" draw:z-index="225" draw:name="Line 86" draw:style-name="gr1" draw:text-style-name="P105" svg:x1="17.393cm" svg:y1="0.11cm" svg:x2="17.425cm" svg:y2="2.52cm"><text:p/></draw:line></text:p>
      <text:p text:style-name="P72"><draw:line text:anchor-type="paragraph" draw:z-index="228" draw:name="Line 87" draw:style-name="gr1" draw:text-style-name="P95" svg:x1="16.147cm" svg:y1="0.328cm" svg:x2="18.818cm" svg:y2="0.303cm"><text:p/></draw:line><draw:line text:anchor-type="paragraph" draw:z-index="235" draw:name="Line 95" draw:style-name="gr1" draw:text-style-name="P95" svg:x1="14.665cm" svg:y1="1.095cm" svg:x2="16.147cm" svg:y2="0.303cm"><text:p/></draw:line><draw:line text:anchor-type="paragraph" draw:z-index="237" draw:name="Line 97" draw:style-name="gr13" draw:text-style-name="P95" svg:x1="16.518cm" svg:y1="0.303cm" svg:x2="12.734cm" svg:y2="5.328cm"><text:p/></draw:line></text:p>
      <text:p text:style-name="P40"><text:span text:style-name="T14"><text:tab/><text:tab/></text:span><text:span text:style-name="T13">Response of categort details action</text:span></text:p>
      <text:p text:style-name="P72"><draw:line text:anchor-type="paragraph" draw:z-index="234" draw:name="Line 94" draw:style-name="gr13" draw:text-style-name="P95" svg:x1="2.235cm" svg:y1="0.272cm" svg:x2="14.78cm" svg:y2="0.122cm"><text:p/></draw:line></text:p>
      <text:p text:style-name="P72"/>
      <text:p text:style-name="P72"><draw:line text:anchor-type="paragraph" draw:z-index="226" draw:name="Line 88" draw:style-name="gr13" draw:text-style-name="P95" svg:x1="17.394cm" svg:y1="0.086cm" svg:x2="16.383cm" svg:y2="0.919cm"><text:p/></draw:line><draw:line text:anchor-type="paragraph" draw:z-index="227" draw:name="Line 89" draw:style-name="gr13" draw:text-style-name="P95" svg:x1="17.425cm" svg:y1="0.086cm" svg:x2="18.499cm" svg:y2="0.873cm"><text:p/></draw:line></text:p>
      <text:p text:style-name="P72"/>
      <text:p text:style-name="P72"/>
      <text:p text:style-name="P72"/>
      <text:p text:style-name="P72"/>
      <text:p text:style-name="P40"><text:span text:style-name="T14">C</text:span><text:span text:style-name="T32">ategory list</text:span></text:p>
      <text:p text:style-name="P72"/>
      <table:table table:name="Table4" table:style-name="Table4">
        <table:table-column table:style-name="Table4.A" table:number-columns-repeated="7"/>
        <table:table-column table:style-name="Table4.H"/>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
      <text:p text:style-name="P72"/>
      <text:p text:style-name="P72"/>
      <text:p text:style-name="P72"/>
      <text:p text:style-name="P72"/>
      <text:p text:style-name="P72"><text:soft-page-break/></text:p>
      <text:p text:style-name="P72"/>
      <text:p text:style-name="P15"><text:span text:style-name="T30">6</text:span><text:span text:style-name="T14">. DFD FOR Super Admin</text:span></text:p>
      <text:p text:style-name="P73"/>
      <text:p text:style-name="P73"><text:tab/><text:tab/></text:p>
      <text:p text:style-name="P70"><draw:custom-shape text:anchor-type="paragraph" draw:z-index="77" draw:name="Shape 24" draw:style-name="gr18" draw:text-style-name="P106" svg:width="3.449cm" svg:height="1.606cm" svg:x="4.932cm" svg:y="0.307cm"><text:p text:style-name="P106">Super Admin</text:p><draw:enhanced-geometry svg:viewBox="0 0 21600 21600" draw:type="rectangle" draw:enhanced-path="M 0 0 L 21600 0 21600 21600 0 21600 0 0 Z N"/></draw:custom-shape><text:tab/><text:tab/></text:p>
      <text:p text:style-name="P70"><draw:line text:anchor-type="paragraph" draw:z-index="82" draw:name="Line 47" draw:style-name="gr13" draw:text-style-name="P95" svg:x1="-0.774cm" svg:y1="5.605cm" svg:x2="-0.716cm" svg:y2="0.31cm"><text:p/></draw:line><draw:line text:anchor-type="paragraph" draw:z-index="83" draw:name="Line 48" draw:style-name="gr13" draw:text-style-name="P95" svg:x1="-0.716cm" svg:y1="0.31cm" svg:x2="4.932cm" svg:y2="0.28cm"><text:p/></draw:line></text:p>
      <text:p text:style-name="P70"/>
      <text:p text:style-name="P70"><draw:line text:anchor-type="paragraph" draw:z-index="78" draw:name="Line 45" draw:style-name="gr13" draw:text-style-name="P95" svg:x1="6.539cm" svg:y1="0.452cm" svg:x2="6.509cm" svg:y2="4.154cm"><text:p/></draw:line><draw:custom-shape text:anchor-type="paragraph" draw:z-index="79" draw:name="Shape 25" draw:style-name="gr17" draw:text-style-name="P97" svg:width="3.453cm" svg:height="2.888cm" svg:x="4.842cm" svg:y="4.154cm"><text:p text:style-name="P97"><text:span text:style-name="T66">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26" draw:style-name="gr16" draw:text-style-name="P106" svg:width="4.042cm" svg:height="2.2cm" svg:x="-1.487cm" svg:y="4.632cm"><text:p text:style-name="P106">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81" draw:name="Line 46" draw:style-name="gr13" draw:text-style-name="P95" svg:x1="4.842cm" svg:y1="5.569cm" svg:x2="2.674cm" svg:y2="5.569cm"><text:p/></draw:line><text:tab/><text:tab/><text:tab/></text:p>
      <text:p text:style-name="P71"><text:tab/><text:tab/></text:p>
      <text:p text:style-name="P14"><text:span text:style-name="T14"><text:tab/> </text:span><text:span text:style-name="T23">SuperAdmin</text:span><text:span text:style-name="T20"> must be</text:span></text:p>
      <text:p text:style-name="P14"><text:span text:style-name="T20"><text:tab/> login </text:span><text:span text:style-name="T23">for access master</text:span></text:p>
      <text:p text:style-name="P14"><text:span text:style-name="T23"><text:tab/> data</text:span><text:span text:style-name="T14"><text:tab/><text:tab/> <text:s text:c="2"/></text:span></text:p>
      <text:p text:style-name="P71"/>
      <text:p text:style-name="P71"/>
      <text:p text:style-name="P71"/>
      <text:p text:style-name="P71"/>
      <text:p text:style-name="P71"/>
      <text:p text:style-name="P14"><draw:line text:anchor-type="paragraph" draw:z-index="84" draw:name="Horizontal line 5" draw:style-name="gr13" draw:text-style-name="P95" svg:x1="8.294cm" svg:y1="0.527cm" svg:x2="14.535cm" svg:y2="0.527cm"><text:p/></draw:line><draw:line text:anchor-type="paragraph" draw:z-index="85" draw:name="Line 49" draw:style-name="gr13" draw:text-style-name="P95" svg:x1="14.534cm" svg:y1="0.527cm" svg:x2="14.534cm" svg:y2="4.184cm"><text:p/></draw:line><draw:custom-shape text:anchor-type="paragraph" draw:z-index="86" draw:name="Shape 27"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88" draw:name="Line 51" draw:style-name="gr1" draw:text-style-name="P95" svg:x1="16.468cm" svg:y1="5.255cm" svg:x2="16.498cm" svg:y2="7.663cm"><text:p/></draw:line><draw:line text:anchor-type="paragraph" draw:z-index="89" draw:name="Line 52" draw:style-name="gr1" draw:text-style-name="P95" svg:x1="15.159cm" svg:y1="5.909cm" svg:x2="17.865cm" svg:y2="5.939cm"><text:p/></draw:line><draw:line text:anchor-type="paragraph" draw:z-index="90" draw:name="Line 53" draw:style-name="gr13" draw:text-style-name="P95" svg:x1="16.468cm" svg:y1="7.662cm" svg:x2="15.457cm" svg:y2="8.495cm"><text:p/></draw:line><draw:line text:anchor-type="paragraph" draw:z-index="91" draw:name="Line 54" draw:style-name="gr13" draw:text-style-name="P95" svg:x1="16.468cm" svg:y1="7.662cm" svg:x2="17.419cm" svg:y2="8.435cm"><text:p/></draw:line><draw:custom-shape text:anchor-type="paragraph" draw:z-index="92" draw:name="Shape 28" draw:style-name="gr14" draw:text-style-name="P100" svg:width="3.389cm" svg:height="3.687cm" svg:x="-1.339cm" svg:y="4.623cm"><text:p text:style-name="P100"><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3" draw:name="Line 55" draw:style-name="gr13" draw:text-style-name="P95" svg:x1="4.992cm" svg:y1="1.381cm" svg:x2="1.217cm" svg:y2="4.623cm"><text:p/></draw:line><draw:line text:anchor-type="paragraph" draw:z-index="94" draw:name="Line 56" draw:style-name="gr13" draw:text-style-name="P95" svg:x1="2.05cm" svg:y1="5.017cm" svg:x2="5.468cm" svg:y2="1.946cm"><text:p/></draw:line><draw:line text:anchor-type="paragraph" draw:z-index="95" draw:name="Line 57" draw:style-name="gr13" draw:text-style-name="P95" svg:x1="14.534cm" svg:y1="4.184cm" svg:x2="15.991cm" svg:y2="5.909cm"><text:p/></draw:line><draw:line text:anchor-type="paragraph" draw:z-index="96" draw:name="Line 58" draw:style-name="gr13" draw:text-style-name="P95" svg:x1="14.981cm" svg:y1="5.551cm" svg:x2="2.05cm" svg:y2="5.641cm"><text:p/></draw:line><draw:line text:anchor-type="paragraph" draw:z-index="97" draw:name="Line 59" draw:style-name="gr13" draw:text-style-name="P95" svg:x1="15.309cm" svg:y1="5.939cm" svg:x2="14.713cm" svg:y2="5.551cm"><text:p/></draw:line><draw:line text:anchor-type="paragraph" draw:z-index="98" draw:name="Line 60" draw:style-name="gr13" draw:text-style-name="P95" svg:x1="2.05cm" svg:y1="6.95cm" svg:x2="14.595cm" svg:y2="6.8cm"><text:p/></draw:line><draw:line text:anchor-type="paragraph" draw:z-index="99" draw:name="Line 61" draw:style-name="gr13" draw:text-style-name="P95" svg:x1="14.446cm" svg:y1="6.8cm" svg:x2="15.309cm" svg:y2="5.939cm"><text:p/></draw:line><text:span text:style-name="T14"><text:tab/><text:tab/><text:tab/></text:span><text:span text:style-name="T24">No<text:tab/><text:tab/><text:tab/><text:tab/><text:tab/>Yes <text:s text:c="8"/></text:span></text:p>
      <text:p text:style-name="P74"/>
      <text:p text:style-name="P74"/>
      <text:p text:style-name="P74"/>
      <text:p text:style-name="P74"/>
      <text:p text:style-name="P74"/>
      <text:p text:style-name="P74"/>
      <text:p text:style-name="P74"/>
      <text:p text:style-name="P74"/>
      <text:p text:style-name="P74"/>
      <text:p text:style-name="P14"><text:span text:style-name="T24"><text:s text:c="30"/></text:span><text:span text:style-name="T25">Request to data access </text:span></text:p>
      <text:p text:style-name="P74"><text:tab/><text:tab/></text:p>
      <text:p text:style-name="P74"><draw:line text:anchor-type="paragraph" draw:z-index="100" draw:name="Line 62" draw:style-name="gr13" draw:text-style-name="P95" svg:x1="15.813cm" svg:y1="0.097cm" svg:x2="12.899cm" svg:y2="4.965cm"><text:p/></draw:line></text:p>
      <text:p text:style-name="P14"><text:span text:style-name="T24"><text:tab/><text:tab/><text:tab/></text:span><text:span text:style-name="T25">Response of request <text:s/>Data <text:s/>if found or Not Found..</text:span></text:p>
      <text:p text:style-name="P75"/>
      <text:p text:style-name="P75"/>
      <text:p text:style-name="P75"/>
      <text:p text:style-name="P75"/>
      <text:p text:style-name="P75"><draw:line text:anchor-type="paragraph" draw:z-index="101" draw:name="Line 63" draw:style-name="gr13" draw:text-style-name="P95" svg:x1="13.94cm" svg:y1="0.233cm" svg:x2="15.873cm" svg:y2="6.001cm"><text:p/></draw:line></text:p>
      <text:p text:style-name="P75"/>
      <text:p text:style-name="P18"><text:span text:style-name="T25">R</text:span><text:span text:style-name="T14">egsiter User List </text:span><text:span text:style-name="T28">(super user all access delete,edit,add,active,inactive)</text:span></text:p>
      <text:p text:style-name="P75"/>
      <table:table table:name="Table2" table:style-name="Table2">
        <table:table-column table:style-name="Table2.A" table:number-columns-repeated="2"/>
        <table:table-column table:style-name="Table2.C" table:number-columns-repeated="2"/>
        <table:table-column table:style-name="Table2.E"/>
        <table:table-column table:style-name="Table2.C"/>
        <table:table-column table:style-name="Table2.G"/>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G1"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
      <text:p text:style-name="P16"/>
      <text:p text:style-name="P69"/>
      <text:p text:style-name="P19"><text:span text:style-name="T26"><text:s/>Product </text:span><text:span text:style-name="T27">List</text:span><text:span text:style-name="T26"> <text:s/></text:span><text:span text:style-name="T29">(</text:span><text:span text:style-name="T28">super user all access delete,edit,add,active,inactive)</text:span></text:p>
      <text:p text:style-name="P16"/>
      <table:table table:name="Table3" table:style-name="Table3">
        <table:table-column table:style-name="Table3.A" table:number-columns-repeated="2"/>
        <table:table-column table:style-name="Table3.C" table:number-columns-repeated="2"/>
        <table:table-column table:style-name="Table3.E"/>
        <table:table-column table:style-name="Table3.C"/>
        <table:table-column table:style-name="Table3.G"/>
        <table:table-row>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G1"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
      <text:p text:style-name="P16"><text:soft-page-break/></text:p>
      <text:p text:style-name="P16"/>
      <text:p text:style-name="P16"/>
      <text:p text:style-name="P16"/>
      <text:p text:style-name="P16"/>
      <text:p text:style-name="P20"><draw:custom-shape text:anchor-type="paragraph" draw:z-index="103" draw:name="Shape 30" draw:style-name="gr30" draw:text-style-name="P109" svg:width="2.943cm" svg:height="0.803cm" svg:x="9.779cm" svg:y="1.201cm"><text:p text:style-name="P100"><text:s text:c="6"/>Register<text:tab/></text:p><draw:enhanced-geometry svg:viewBox="0 0 21600 21600" draw:type="rectangle" draw:enhanced-path="M 0 0 L 21600 0 21600 21600 0 21600 0 0 Z N"/></draw:custom-shape><draw:custom-shape text:anchor-type="paragraph" draw:z-index="104" draw:name="Shape 31" draw:style-name="gr30" draw:text-style-name="P109" svg:width="2.943cm" svg:height="0.803cm" svg:x="5.974cm" svg:y="1.201cm"><text:p text:style-name="P100"><text:s text:c="8"/>Login<text:tab/></text:p><draw:enhanced-geometry svg:viewBox="0 0 21600 21600" draw:type="rectangle" draw:enhanced-path="M 0 0 L 21600 0 21600 21600 0 21600 0 0 Z N"/></draw:custom-shape><draw:custom-shape text:anchor-type="paragraph" draw:z-index="105" draw:name="Shape 32" draw:style-name="gr30" draw:text-style-name="P109" svg:width="2.943cm" svg:height="0.803cm" svg:x="13.316cm" svg:y="1.229cm"><text:p text:style-name="P100"><text:s text:c="4"/>Product<text:tab/></text:p><draw:enhanced-geometry svg:viewBox="0 0 21600 21600" draw:type="rectangle" draw:enhanced-path="M 0 0 L 21600 0 21600 21600 0 21600 0 0 Z N"/></draw:custom-shape><draw:custom-shape text:anchor-type="paragraph" draw:z-index="106" draw:name="Shape 33" draw:style-name="gr24" draw:text-style-name="P101" svg:width="4.786cm" svg:height="1.16cm" svg:x="5.142cm" svg:y="13.54cm"><text:p text:style-name="P100"><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7" draw:name="Line 64" draw:style-name="gr1" draw:text-style-name="P95" svg:x1="-1.102cm" svg:y1="2.517cm" svg:x2="18.311cm" svg:y2="2.517cm"><text:p/></draw:line><draw:custom-shape text:anchor-type="paragraph" draw:z-index="108" draw:name="Shape 35" draw:style-name="gr36" draw:text-style-name="P95"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9" draw:name="Shape 36" draw:style-name="gr35"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0" draw:name="Shape 34" draw:style-name="gr34" draw:text-style-name="P96" svg:width="7.492cm" svg:height="1.011cm" svg:x="6.509cm" svg:y="7.059cm"><text:p/><draw:enhanced-geometry svg:viewBox="0 0 21600 21600" draw:type="rectangle" draw:enhanced-path="M 0 0 L 21600 0 21600 21600 0 21600 0 0 Z N"/></draw:custom-shape><draw:custom-shape text:anchor-type="paragraph" draw:z-index="111" draw:name="Shape 37" draw:style-name="gr11" draw:text-style-name="P96" svg:width="7.492cm" svg:height="1.011cm" svg:x="6.567cm" svg:y="4.68cm"><text:p/><draw:enhanced-geometry svg:viewBox="0 0 21600 21600" draw:type="rectangle" draw:enhanced-path="M 0 0 L 21600 0 21600 21600 0 21600 0 0 Z N"/></draw:custom-shape><draw:custom-shape text:anchor-type="paragraph" draw:z-index="112" draw:name="Shape 38" draw:style-name="gr34" draw:text-style-name="P96" svg:width="7.492cm" svg:height="1.011cm" svg:x="6.539cm" svg:y="9.319cm"><text:p/><draw:enhanced-geometry svg:viewBox="0 0 21600 21600" draw:type="rectangle" draw:enhanced-path="M 0 0 L 21600 0 21600 21600 0 21600 0 0 Z N"/></draw:custom-shape><draw:custom-shape text:anchor-type="paragraph" draw:z-index="113" draw:name="Shape 39" draw:style-name="gr9" draw:text-style-name="P100" svg:width="4.786cm" svg:height="1.16cm" svg:x="0.891cm" svg:y="4.651cm"><text:p text:style-name="P100"><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name="Shape 40" draw:style-name="gr9" draw:text-style-name="P100" svg:width="4.786cm" svg:height="1.16cm" svg:x="0.863cm" svg:y="7.029cm"><text:p text:style-name="P100"><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5" draw:name="Shape 41" draw:style-name="gr9" draw:text-style-name="P100" svg:width="4.786cm" svg:height="1.16cm" svg:x="0.773cm" svg:y="9.407cm"><text:p text:style-name="P100"><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0">1.</text:span><text:span text:style-name="T44"> </text:span><text:span text:style-name="T52">Basic desinge Flow for Register User <text:s text:c="2"/></text:span><text:span text:style-name="T54">(Register with details)</text:span></text:p>
      <text:p text:style-name="P76"><draw:custom-shape text:anchor-type="paragraph" draw:z-index="102" draw:name="Shape 29" draw:style-name="gr33" draw:text-style-name="P106" svg:width="19.414cm" svg:height="15.311cm" svg:x="-1.102cm" svg:y="0.06cm"><text:p/><draw:enhanced-geometry svg:viewBox="0 0 21600 21600" draw:type="rectangle" draw:enhanced-path="M 0 0 L 21600 0 21600 21600 0 21600 0 0 Z N"/></draw:custom-shape></text:p>
      <text:p text:style-name="P76"/>
      <text:p text:style-name="P76"/>
      <text:p text:style-name="P76"/>
      <text:p text:style-name="P76"/>
      <text:p text:style-name="P76"/>
      <text:p text:style-name="P76"/>
      <text:p text:style-name="P76"/>
      <text:p text:style-name="P76"/>
      <text:p text:style-name="P76"/>
      <text:p text:style-name="P77"/>
      <text:p text:style-name="P21"/>
      <text:p text:style-name="P21"/>
      <text:p text:style-name="P21"/>
      <text:p text:style-name="P22">2.<text:span text:style-name="T52">Basic desinge Flow for Login User</text:span></text:p>
      <text:p text:style-name="P21"><text:tab/></text:p>
      <text:p text:style-name="P21"/>
      <text:p text:style-name="P37">-&gt;User login with email and password if user is auh valid then an then it able to login otherwise redirect to login page again</text:p>
      <text:p text:style-name="P21"/>
      <text:p text:style-name="P21"><draw:custom-shape text:anchor-type="paragraph" draw:z-index="116" draw:name="Shape 42" draw:style-name="gr33" draw:text-style-name="P106" svg:width="19.414cm" svg:height="15.311cm" svg:x="-1.099cm" svg:y="0.397cm"><text:p/><draw:enhanced-geometry svg:viewBox="0 0 21600 21600" draw:type="rectangle" draw:enhanced-path="M 0 0 L 21600 0 21600 21600 0 21600 0 0 Z N"/></draw:custom-shape><draw:custom-shape text:anchor-type="paragraph" draw:z-index="122" draw:name="Shape 46" draw:style-name="gr9" draw:text-style-name="P100" svg:width="4.786cm" svg:height="1.16cm" svg:x="0.891cm" svg:y="4.651cm"><text:p text:style-name="P100"><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47" draw:style-name="gr11" draw:text-style-name="P96" svg:width="7.492cm" svg:height="1.011cm" svg:x="6.567cm" svg:y="4.68cm"><text:p/><draw:enhanced-geometry svg:viewBox="0 0 21600 21600" draw:type="rectangle" draw:enhanced-path="M 0 0 L 21600 0 21600 21600 0 21600 0 0 Z N"/></draw:custom-shape></text:p>
      <text:p text:style-name="P21"><draw:custom-shape text:anchor-type="paragraph" draw:z-index="121" draw:name="Shape 48" draw:style-name="gr24" draw:text-style-name="P101" svg:width="4.786cm" svg:height="1.16cm" svg:x="5.142cm" svg:y="13.54cm"><text:p text:style-name="P100"><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custom-shape text:anchor-type="paragraph" draw:z-index="117" draw:name="Shape 43" draw:style-name="gr30" draw:text-style-name="P109" svg:width="2.943cm" svg:height="0.803cm" svg:x="6.895cm" svg:y="0.178cm"><text:p text:style-name="P100"><text:s text:c="8"/>Login<text:tab/></text:p><draw:enhanced-geometry svg:viewBox="0 0 21600 21600" draw:type="rectangle" draw:enhanced-path="M 0 0 L 21600 0 21600 21600 0 21600 0 0 Z N"/></draw:custom-shape><draw:custom-shape text:anchor-type="paragraph" draw:z-index="118" draw:name="Shape 44" draw:style-name="gr30" draw:text-style-name="P109" svg:width="2.943cm" svg:height="0.803cm" svg:x="10.582cm" svg:y="0.15cm"><text:p text:style-name="P100"><text:s text:c="6"/>Register<text:tab/></text:p><draw:enhanced-geometry svg:viewBox="0 0 21600 21600" draw:type="rectangle" draw:enhanced-path="M 0 0 L 21600 0 21600 21600 0 21600 0 0 Z N"/></draw:custom-shape><draw:custom-shape text:anchor-type="paragraph" draw:z-index="119" draw:name="Shape 45" draw:style-name="gr30" draw:text-style-name="P109" svg:width="2.943cm" svg:height="0.803cm" svg:x="13.97cm" svg:y="0.148cm"><text:p text:style-name="P100"><text:s text:c="4"/>Product<text:tab/></text:p><draw:enhanced-geometry svg:viewBox="0 0 21600 21600" draw:type="rectangle" draw:enhanced-path="M 0 0 L 21600 0 21600 21600 0 21600 0 0 Z N"/></draw:custom-shape></text:p>
      <text:p text:style-name="P21"/>
      <text:p text:style-name="P21"/>
      <text:p text:style-name="P21"><draw:line text:anchor-type="paragraph" draw:z-index="120" draw:name="Line 66" draw:style-name="gr13" draw:text-style-name="P95" svg:x1="-1.099cm" svg:y1="0.471cm" svg:x2="18.314cm" svg:y2="0.441cm"><text:p/></draw:line></text:p>
      <text:p text:style-name="P21"/>
      <text:p text:style-name="P21"/>
      <text:p text:style-name="P21"/>
      <text:p text:style-name="P21"/>
      <text:p text:style-name="P21"/>
      <text:p text:style-name="P21"/>
      <text:p text:style-name="P21"/>
      <text:p text:style-name="P21"><draw:custom-shape text:anchor-type="paragraph" draw:z-index="124" draw:name="Shape 49" draw:style-name="gr11" draw:text-style-name="P96" svg:width="7.492cm" svg:height="1.011cm" svg:x="6.685cm" svg:y="0.254cm"><text:p/><draw:enhanced-geometry svg:viewBox="0 0 21600 21600" draw:type="rectangle" draw:enhanced-path="M 0 0 L 21600 0 21600 21600 0 21600 0 0 Z N"/></draw:custom-shape><draw:custom-shape text:anchor-type="paragraph" draw:z-index="125" draw:name="Shape 50" draw:style-name="gr32" draw:text-style-name="P97" svg:width="4.79cm" svg:height="1.165cm" svg:x="0.803cm" svg:y="0.226cm"><text:p text:style-name="P97"><text:span text:style-name="T66"><text:s text:c="13"/></text:span><text:span text:style-name="T66">Password</text:span><text:span text:style-name="T66"><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3.<text:span text:style-name="T52">Basic PFlow for </text:span><text:span text:style-name="T53">Product page</text:span></text:p>
      <text:p text:style-name="P78"/>
      <text:p text:style-name="P24"><text:span text:style-name="T52">-&gt; </text:span><text:span text:style-name="T41">show the product in front page any one can show the product this product is added by admin <text:s text:c="2"/>with proper details </text:span></text:p>
      <text:p text:style-name="P39"/>
      <text:p text:style-name="P79"><draw:custom-shape text:anchor-type="paragraph" draw:z-index="127" draw:name="Shape 52" draw:style-name="gr30" draw:text-style-name="P109" svg:width="2.943cm" svg:height="0.803cm" svg:x="7.161cm" svg:y="1.219cm"><text:p text:style-name="P100"><text:s text:c="8"/>Login<text:tab/></text:p><draw:enhanced-geometry svg:viewBox="0 0 21600 21600" draw:type="rectangle" draw:enhanced-path="M 0 0 L 21600 0 21600 21600 0 21600 0 0 Z N"/></draw:custom-shape><draw:custom-shape text:anchor-type="paragraph" draw:z-index="126" draw:name="Shape 51" draw:style-name="gr31" draw:text-style-name="P106" svg:width="19.414cm" svg:height="16.274cm" svg:x="-1.099cm" svg:y="0.397cm"><text:p/><draw:enhanced-geometry svg:viewBox="0 0 21600 21600" draw:type="rectangle" draw:enhanced-path="M 0 0 L 21600 0 21600 21600 0 21600 0 0 Z N"/></draw:custom-shape></text:p>
      <text:p text:style-name="P79"/>
      <text:p text:style-name="P79"><draw:custom-shape text:anchor-type="paragraph" draw:z-index="128" draw:name="Shape 54" draw:style-name="gr23" draw:text-style-name="P98" svg:width="2.952cm" svg:height="0.812cm" svg:x="14.268cm" svg:y="0.041cm"><text:p text:style-name="P97"><text:span text:style-name="T66"><text:s text:c="4"/></text:span><text:span text:style-name="T66">Product</text:span><text:span text:style-name="T66"><text:tab/></text:span></text:p><draw:enhanced-geometry svg:viewBox="0 0 21600 21600" draw:type="rectangle" draw:enhanced-path="M 0 0 L 21600 0 21600 21600 0 21600 0 0 Z N"/></draw:custom-shape><draw:custom-shape text:anchor-type="paragraph" draw:z-index="130" draw:name="Shape 55" draw:style-name="gr30" draw:text-style-name="P109" svg:width="2.943cm" svg:height="0.803cm" svg:x="10.866cm" svg:y="0.018cm"><text:p text:style-name="P100"><text:s text:c="6"/>Register<text:tab/></text:p><draw:enhanced-geometry svg:viewBox="0 0 21600 21600" draw:type="rectangle" draw:enhanced-path="M 0 0 L 21600 0 21600 21600 0 21600 0 0 Z N"/></draw:custom-shape></text:p>
      <text:p text:style-name="P79"/>
      <text:p text:style-name="P79"><draw:line text:anchor-type="paragraph" draw:z-index="129" draw:name="Line 67" draw:style-name="gr1" draw:text-style-name="P95" svg:x1="-1.099cm" svg:y1="0.413cm" svg:x2="18.314cm" svg:y2="0.254cm"><text:p/></draw:line></text:p>
      <text:p text:style-name="P79"/>
      <text:p text:style-name="P79"/>
      <text:p text:style-name="P79"><draw:custom-shape text:anchor-type="paragraph" draw:z-index="131" draw:name="Shape 53" draw:style-name="gr29"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text:p text:style-name="P79"/>
      <text:p text:style-name="P79"><draw:custom-shape text:anchor-type="paragraph" draw:z-index="132" draw:name="Shape 56" draw:style-name="gr28"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text:p text:style-name="P79"/>
      <text:p text:style-name="P79"/>
      <text:p text:style-name="P79"/>
      <text:p text:style-name="P79"><draw:custom-shape text:anchor-type="paragraph" draw:z-index="133" draw:name="Shape 57" draw:style-name="gr28"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text:p text:style-name="P79"/>
      <text:p text:style-name="P79"/>
      <text:p text:style-name="P79"/>
      <text:p text:style-name="P79"><draw:custom-shape text:anchor-type="paragraph" draw:z-index="134" draw:name="Shape 58" draw:style-name="gr28"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text:p text:style-name="P79"/>
      <text:p text:style-name="P79"/>
      <text:p text:style-name="P79"/>
      <text:p text:style-name="P79"/>
      <text:p text:style-name="P79"/>
      <text:p text:style-name="P79"/>
      <text:p text:style-name="P79"/>
      <text:p text:style-name="P80"/>
      <text:p text:style-name="P81"/>
      <text:p text:style-name="P81"/>
      <text:p text:style-name="P81"/>
      <text:p text:style-name="P81"><text:soft-page-break/></text:p>
      <text:p text:style-name="P81"/>
      <text:p text:style-name="P81"/>
      <text:p text:style-name="P81"/>
      <text:p text:style-name="P79"/>
      <text:p text:style-name="P79"/>
      <text:p text:style-name="P78"/>
      <text:p text:style-name="P25">4 <text:span text:style-name="T51">Desinge for Add product By Admin</text:span></text:p>
      <text:p text:style-name="P26"><text:tab/></text:p>
      <text:p text:style-name="P26">-&gt;add product is <text:span text:style-name="T56">only user is auth valid then an then is access so must be register first and login.</text:span> </text:p>
      <text:p text:style-name="P25"/>
      <text:p text:style-name="P25"/>
      <text:p text:style-name="P25"><draw:custom-shape text:anchor-type="paragraph" draw:z-index="140" draw:name="Shape 63" draw:style-name="gr9" draw:text-style-name="P100" svg:width="4.786cm" svg:height="1.16cm" svg:x="0.891cm" svg:y="4.651cm"><text:p text:style-name="P100"><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1" draw:name="Shape 64" draw:style-name="gr11" draw:text-style-name="P96" svg:width="7.492cm" svg:height="1.011cm" svg:x="6.567cm" svg:y="4.68cm"><text:p/><draw:enhanced-geometry svg:viewBox="0 0 21600 21600" draw:type="rectangle" draw:enhanced-path="M 0 0 L 21600 0 21600 21600 0 21600 0 0 Z N"/></draw:custom-shape><draw:custom-shape text:anchor-type="paragraph" draw:z-index="136" draw:name="Shape 60" draw:style-name="gr23" draw:text-style-name="P98" svg:width="2.952cm" svg:height="0.812cm" svg:x="6.978cm" svg:y="0.279cm"><text:p text:style-name="P97"><text:span text:style-name="T66"><text:s text:c="4"/></text:span><text:span text:style-name="T66">Profile</text:span></text:p><draw:enhanced-geometry svg:viewBox="0 0 21600 21600" draw:type="rectangle" draw:enhanced-path="M 0 0 L 21600 0 21600 21600 0 21600 0 0 Z N"/></draw:custom-shape><draw:custom-shape text:anchor-type="paragraph" draw:z-index="137" draw:name="Shape 62" draw:style-name="gr23" draw:text-style-name="P98" svg:width="2.952cm" svg:height="0.812cm" svg:x="10.643cm" svg:y="0.258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draw:custom-shape text:anchor-type="paragraph" draw:z-index="138" draw:name="Shape 61" draw:style-name="gr23" draw:text-style-name="P98" svg:width="2.952cm" svg:height="0.812cm" svg:x="14.506cm" svg:y="0.342cm"><text:p text:style-name="P97"><text:span text:style-name="T66"><text:s text:c="3"/></text:span><text:span text:style-name="T66">Logout</text:span></text:p><draw:enhanced-geometry svg:viewBox="0 0 21600 21600" draw:type="rectangle" draw:enhanced-path="M 0 0 L 21600 0 21600 21600 0 21600 0 0 Z N"/></draw:custom-shape><draw:custom-shape text:anchor-type="paragraph" draw:z-index="135" draw:name="Shape 59" draw:style-name="gr27" draw:text-style-name="P106" svg:width="19.414cm" svg:height="21.718cm" svg:x="-0.781cm" svg:y="0.397cm"><text:p/><draw:enhanced-geometry svg:viewBox="0 0 21600 21600" draw:type="rectangle" draw:enhanced-path="M 0 0 L 21600 0 21600 21600 0 21600 0 0 Z N"/></draw:custom-shape></text:p>
      <text:p text:style-name="P25"/>
      <text:p text:style-name="P25"/>
      <text:p text:style-name="P25"/>
      <text:p text:style-name="P25"><draw:line text:anchor-type="paragraph" draw:z-index="139" draw:name="Line 65" draw:style-name="gr1" draw:text-style-name="P95" svg:x1="-0.596cm" svg:y1="0.243cm" svg:x2="18.817cm" svg:y2="0.243cm"><text:p/></draw:line></text:p>
      <text:p text:style-name="P25"/>
      <text:p text:style-name="P25"/>
      <text:p text:style-name="P25"/>
      <text:p text:style-name="P25"/>
      <text:p text:style-name="P25"/>
      <text:p text:style-name="P25"/>
      <text:p text:style-name="P25"/>
      <text:p text:style-name="P25"/>
      <text:p text:style-name="P25"><draw:custom-shape text:anchor-type="paragraph" draw:z-index="142" draw:name="Shape 65" draw:style-name="gr9" draw:text-style-name="P100" svg:width="4.786cm" svg:height="1.16cm" svg:x="0.891cm" svg:y="0.095cm"><text:p text:style-name="P100"><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name="Shape 66" draw:style-name="gr26" draw:text-style-name="P108" svg:width="7.409cm" svg:height="2.832cm" svg:x="6.648cm" svg:y="0.333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draw:custom-shape text:anchor-type="paragraph" draw:z-index="145" draw:name="Shape 68" draw:style-name="gr11" draw:text-style-name="P96" svg:width="7.492cm" svg:height="1.011cm" svg:x="6.62cm" svg:y="0.42cm"><text:p/><draw:enhanced-geometry svg:viewBox="0 0 21600 21600" draw:type="rectangle" draw:enhanced-path="M 0 0 L 21600 0 21600 21600 0 21600 0 0 Z N"/></draw:custom-shape></text:p>
      <text:p text:style-name="P25"><draw:custom-shape text:anchor-type="paragraph" draw:z-index="144" draw:name="Shape 67" draw:style-name="gr9" draw:text-style-name="P100" svg:width="4.786cm" svg:height="1.16cm" svg:x="0.758cm" svg:y="0.111cm"><text:p text:style-name="P100"><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draw:custom-shape text:anchor-type="paragraph" draw:z-index="147" draw:name="Shape 72" draw:style-name="gr11" draw:text-style-name="P96" svg:width="7.492cm" svg:height="1.011cm" svg:x="6.567cm" svg:y="0.367cm"><text:p/><draw:enhanced-geometry svg:viewBox="0 0 21600 21600" draw:type="rectangle" draw:enhanced-path="M 0 0 L 21600 0 21600 21600 0 21600 0 0 Z N"/></draw:custom-shape><draw:custom-shape text:anchor-type="paragraph" draw:z-index="146" draw:name="Shape 71" draw:style-name="gr9" draw:text-style-name="P100" svg:width="4.786cm" svg:height="1.16cm" svg:x="0.758cm" svg:y="0.254cm"><text:p text:style-name="P100"><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9" draw:name="Shape 82" draw:style-name="gr10" draw:text-style-name="P103"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draw:custom-shape text:anchor-type="paragraph" draw:z-index="148" draw:name="Shape 74" draw:style-name="gr9" draw:text-style-name="P100" svg:width="4.786cm" svg:height="1.16cm" svg:x="0.758cm" svg:y="0.413cm"><text:p text:style-name="P100"><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name="Shape 73" draw:style-name="gr11" draw:text-style-name="P96" svg:width="7.492cm" svg:height="1.011cm" svg:x="6.541cm" svg:y="0.351cm"><text:p/><draw:enhanced-geometry svg:viewBox="0 0 21600 21600" draw:type="rectangle" draw:enhanced-path="M 0 0 L 21600 0 21600 21600 0 21600 0 0 Z N"/></draw:custom-shape><draw:custom-shape text:anchor-type="paragraph" draw:z-index="153" draw:name="Shape 76" draw:style-name="gr9" draw:text-style-name="P100" svg:width="4.786cm" svg:height="1.16cm" svg:x="0.758cm" svg:y="0.413cm"><text:p text:style-name="P100"><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0" draw:name="Shape 83" draw:style-name="gr10" draw:text-style-name="P103"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
      <text:p text:style-name="P25"><draw:custom-shape text:anchor-type="paragraph" draw:z-index="154" draw:name="Shape 77" draw:style-name="gr9" draw:text-style-name="P100" svg:width="4.786cm" svg:height="1.16cm" svg:x="0.52cm" svg:y="0.076cm"><text:p text:style-name="P100"><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5" draw:name="Shape 78" draw:style-name="gr11" draw:text-style-name="P96" svg:width="7.492cm" svg:height="1.011cm" svg:x="6.514cm" svg:y="0.219cm"><text:p/><draw:enhanced-geometry svg:viewBox="0 0 21600 21600" draw:type="rectangle" draw:enhanced-path="M 0 0 L 21600 0 21600 21600 0 21600 0 0 Z N"/></draw:custom-shape><draw:custom-shape text:anchor-type="paragraph" draw:z-index="158" draw:name="Shape 81" draw:style-name="gr10" draw:text-style-name="P103"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text:soft-page-break/></text:p>
      <text:p text:style-name="P25"/>
      <text:p text:style-name="P25"/>
      <text:p text:style-name="P25"/>
      <text:p text:style-name="P25"/>
      <text:p text:style-name="P25"/>
      <text:p text:style-name="P25"><draw:custom-shape text:anchor-type="paragraph" draw:z-index="150" draw:name="Shape 70" draw:style-name="gr25" draw:text-style-name="P106" svg:width="19.414cm" svg:height="14.264cm" svg:x="-1.099cm" svg:y="0.392cm"><text:p/><draw:enhanced-geometry svg:viewBox="0 0 21600 21600" draw:type="rectangle" draw:enhanced-path="M 0 0 L 21600 0 21600 21600 0 21600 0 0 Z N"/></draw:custom-shape></text:p>
      <text:p text:style-name="P25"/>
      <text:p text:style-name="P25"/>
      <text:p text:style-name="P25"><draw:custom-shape text:anchor-type="paragraph" draw:z-index="151" draw:name="Shape 69" draw:style-name="gr9" draw:text-style-name="P100" svg:width="4.786cm" svg:height="1.16cm" svg:x="0.018cm" svg:y="0.445cm"><text:p text:style-name="P100"><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2" draw:name="Shape 75" draw:style-name="gr12" draw:text-style-name="P104" svg:width="7.414cm" svg:height="2.837cm" svg:x="6.648cm" svg:y="0.476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156" draw:name="Shape 79" draw:style-name="gr9" draw:text-style-name="P100" svg:width="4.786cm" svg:height="1.16cm" svg:x="0.018cm" svg:y="0.27cm"><text:p text:style-name="P100"><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7" draw:name="Shape 80" draw:style-name="gr11" draw:text-style-name="P96" svg:width="7.492cm" svg:height="1.011cm" svg:x="6.752cm" svg:y="0.018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draw:custom-shape text:anchor-type="paragraph" draw:z-index="161" draw:name="Shape 84" draw:style-name="gr24" draw:text-style-name="P101" svg:width="4.786cm" svg:height="1.16cm" svg:x="4.983cm" svg:y="0.173cm"><text:p text:style-name="P100"><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82"/>
      <text:p text:style-name="P25"/>
      <text:p text:style-name="P25"/>
      <text:p text:style-name="P27">5 <text:span text:style-name="T51">List All Product</text:span></text:p>
      <text:p text:style-name="P27"><draw:line text:anchor-type="paragraph" draw:z-index="176" draw:name="Vertical line 7" draw:style-name="gr1" draw:text-style-name="P95" svg:x1="2.97cm" svg:y1="0.312cm" svg:x2="2.97cm" svg:y2="0.815cm"><text:p/></draw:line></text:p>
      <text:p text:style-name="P27"><text:tab/>-&gt; <text:span text:style-name="T57">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27"/>
      <text:p text:style-name="P27"><draw:custom-shape text:anchor-type="paragraph" draw:z-index="162" draw:name="Shape 85" draw:style-name="gr5" draw:text-style-name="P99" svg:width="19.419cm" svg:height="16.685cm" svg:x="-0.781cm" svg:y="0.37cm"><text:p/><draw:enhanced-geometry svg:viewBox="0 0 21600 21600" draw:type="rectangle" draw:enhanced-path="M 0 0 L 21600 0 21600 21600 0 21600 0 0 Z N"/></draw:custom-shape></text:p>
      <text:p text:style-name="P28"/>
      <text:p text:style-name="P27"><draw:custom-shape text:anchor-type="paragraph" draw:z-index="163" draw:name="Shape 87" draw:style-name="gr4" draw:text-style-name="P98" svg:width="2.959cm" svg:height="0.819cm" svg:x="11.755cm" svg:y="0.127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draw:custom-shape text:anchor-type="paragraph" draw:z-index="164" draw:name="Shape 88" draw:style-name="gr23" draw:text-style-name="P98" svg:width="2.952cm" svg:height="0.812cm" svg:x="15.02cm" svg:y="0.168cm"><text:p text:style-name="P97"><text:span text:style-name="T66"><text:s text:c="3"/></text:span><text:span text:style-name="T66">Logout</text:span></text:p><draw:enhanced-geometry svg:viewBox="0 0 21600 21600" draw:type="rectangle" draw:enhanced-path="M 0 0 L 21600 0 21600 21600 0 21600 0 0 Z N"/></draw:custom-shape><draw:custom-shape text:anchor-type="paragraph" draw:z-index="165" draw:name="Shape 86" draw:style-name="gr4" draw:text-style-name="P98" svg:width="2.959cm" svg:height="0.819cm" svg:x="11.755cm" svg:y="0.127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draw:custom-shape text:anchor-type="paragraph" draw:z-index="167" draw:name="Shape 89" draw:style-name="gr3" draw:text-style-name="P98" svg:width="2.961cm" svg:height="0.821cm" svg:x="7.997cm" svg:y="0.132cm"><text:p text:style-name="P97"><text:span text:style-name="T66"><text:s text:c="3"/></text:span><text:span text:style-name="T66">Profile</text:span></text:p><draw:enhanced-geometry svg:viewBox="0 0 21600 21600" draw:type="rectangle" draw:enhanced-path="M 0 0 L 21600 0 21600 21600 0 21600 0 0 Z N"/></draw:custom-shape></text:p>
      <text:p text:style-name="P27"/>
      <text:p text:style-name="P27"/>
      <text:p text:style-name="P27"><draw:line text:anchor-type="paragraph" draw:z-index="166" draw:name="Line 68" draw:style-name="gr1" draw:text-style-name="P95" svg:x1="-0.781cm" svg:y1="0.465cm" svg:x2="18.632cm" svg:y2="0.439cm"><text:p/></draw:line></text:p>
      <text:p text:style-name="P27"/>
      <text:p text:style-name="P27"/>
      <text:p text:style-name="P27"/>
      <text:p text:style-name="P27"/>
      <text:p text:style-name="P27"><draw:custom-shape text:anchor-type="paragraph" draw:z-index="168" draw:name="Shape 91" draw:style-name="gr22" draw:text-style-name="P96" svg:width="17.569cm" svg:height="8.97cm" svg:x="0.404cm" svg:y="0.333cm"><text:p/><draw:enhanced-geometry svg:viewBox="0 0 21600 21600" draw:type="rectangle" draw:enhanced-path="M 0 0 L 21600 0 21600 21600 0 21600 0 0 Z N"/></draw:custom-shape><draw:line text:anchor-type="paragraph" draw:z-index="172" draw:name="Horizontal line 9" draw:style-name="gr1" draw:text-style-name="P95" svg:x1="0.404cm" svg:y1="5.249cm" svg:x2="17.972cm" svg:y2="5.249cm"><text:p/></draw:line><draw:line text:anchor-type="paragraph" draw:z-index="173" draw:name="Horizontal line 10" draw:style-name="gr1" draw:text-style-name="P95" svg:x1="0.404cm" svg:y1="6.583cm" svg:x2="17.972cm" svg:y2="6.583cm"><text:p/></draw:line><draw:line text:anchor-type="paragraph" draw:z-index="175" draw:name="Horizontal line 12" draw:style-name="gr1" draw:text-style-name="P95" svg:x1="0.404cm" svg:y1="8.583cm" svg:x2="17.972cm" svg:y2="8.583cm"><text:p/></draw:line><draw:line text:anchor-type="paragraph" draw:z-index="177" draw:name="Line 70" draw:style-name="gr1" draw:text-style-name="P95" svg:x1="2.282cm" svg:y1="0.333cm" svg:x2="2.388cm" svg:y2="9.302cm"><text:p/></draw:line><draw:line text:anchor-type="paragraph" draw:z-index="178" draw:name="Line 71" draw:style-name="gr1" draw:text-style-name="P95" svg:x1="6.616cm" svg:y1="0.333cm" svg:x2="6.722cm" svg:y2="9.302cm"><text:p/></draw:line><draw:line text:anchor-type="paragraph" draw:z-index="179" draw:name="Line 72" draw:style-name="gr1" draw:text-style-name="P95" svg:x1="10.617cm" svg:y1="0.333cm" svg:x2="10.723cm" svg:y2="9.302cm"><text:p/></draw:line><draw:line text:anchor-type="paragraph" draw:z-index="180" draw:name="Line 73" draw:style-name="gr1" draw:text-style-name="P95" svg:x1="13.617cm" svg:y1="0.333cm" svg:x2="13.723cm" svg:y2="9.302cm"><text:p/></draw:line><draw:line text:anchor-type="paragraph" draw:z-index="181" draw:name="Line 74" draw:style-name="gr1" draw:text-style-name="P95" svg:x1="15.951cm" svg:y1="0.333cm" svg:x2="16.057cm" svg:y2="9.302cm"><text:p/></draw:line></text:p>
      <text:p text:style-name="P27"/>
      <text:p text:style-name="P27"/>
      <text:p text:style-name="P27"><draw:line text:anchor-type="paragraph" draw:z-index="169" draw:name="Horizontal line 6" draw:style-name="gr1" draw:text-style-name="P95" svg:x1="0.404cm" svg:y1="0.249cm" svg:x2="17.972cm" svg:y2="0.249cm"><text:p/></draw:line><draw:line text:anchor-type="paragraph" draw:z-index="170" draw:name="Horizontal line 7" draw:style-name="gr1" draw:text-style-name="P95" svg:x1="0.404cm" svg:y1="1.582cm" svg:x2="17.972cm" svg:y2="1.582cm"><text:p/></draw:line></text:p>
      <text:p text:style-name="P27"/>
      <text:p text:style-name="P27"/>
      <text:p text:style-name="P27"><draw:line text:anchor-type="paragraph" draw:z-index="171" draw:name="Horizontal line 8" draw:style-name="gr1" draw:text-style-name="P95" svg:x1="0.404cm" svg:y1="1.249cm" svg:x2="17.972cm" svg:y2="1.249cm"><text:p/></draw:line></text:p>
      <text:p text:style-name="P27"/>
      <text:p text:style-name="P27"/>
      <text:p text:style-name="P27"/>
      <text:p text:style-name="P27"/>
      <text:p text:style-name="P27"/>
      <text:p text:style-name="P27"/>
      <text:p text:style-name="P27"><draw:line text:anchor-type="paragraph" draw:z-index="174" draw:name="Horizontal line 11" draw:style-name="gr1" draw:text-style-name="P95" svg:x1="0.404cm" svg:y1="1.249cm" svg:x2="17.972cm" svg:y2="1.249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5">6. <text:span text:style-name="T51">User list</text:span></text:p>
      <text:p text:style-name="P35"/>
      <text:p text:style-name="P29"><draw:line text:anchor-type="paragraph" draw:z-index="214" draw:name="Vertical line 8" draw:style-name="gr1" draw:text-style-name="P95" svg:x1="2.97cm" svg:y1="0.312cm" svg:x2="2.97cm" svg:y2="0.815cm"><text:p/></draw:line></text:p>
      <text:p text:style-name="P29"><text:tab/>-&gt; <text:span text:style-name="T57">List </text:span><text:span text:style-name="T58">Users</text:span><text:span text:style-name="T57"> </text:span><text:span text:style-name="T58">is register user list </text:span><text:span text:style-name="T57">login user is super admin or main admin then it showing all user</text:span><text:span text:style-name="T58">s</text:span><text:span text:style-name="T57"> <text:s/>list and it can me mamget them to add new,edit </text:span><text:span text:style-name="T58">users</text:span><text:span text:style-name="T57"> and delete </text:span><text:span text:style-name="T58">users</text:span><text:span text:style-name="T57">.</text:span></text:p>
      <text:p text:style-name="P35"><draw:custom-shape text:anchor-type="paragraph" draw:z-index="182" draw:name="Shape 90" draw:style-name="gr5" draw:text-style-name="P99" svg:width="19.419cm" svg:height="16.685cm" svg:x="-0.649cm" svg:y="0.275cm"><text:p/><draw:enhanced-geometry svg:viewBox="0 0 21600 21600" draw:type="rectangle" draw:enhanced-path="M 0 0 L 21600 0 21600 21600 0 21600 0 0 Z N"/></draw:custom-shape></text:p>
      <text:p text:style-name="P35"/>
      <text:p text:style-name="P34"/>
      <text:p text:style-name="P27"><draw:custom-shape text:anchor-type="paragraph" draw:z-index="184" draw:name="Shape 94" draw:style-name="gr3" draw:text-style-name="P98" svg:width="2.961cm" svg:height="0.821cm" svg:x="15.152cm" svg:y="0.411cm"><text:p text:style-name="P97"><text:span text:style-name="T66"><text:s text:c="3"/></text:span><text:span text:style-name="T66">Logout</text:span></text:p><draw:enhanced-geometry svg:viewBox="0 0 21600 21600" draw:type="rectangle" draw:enhanced-path="M 0 0 L 21600 0 21600 21600 0 21600 0 0 Z N"/></draw:custom-shape><draw:custom-shape text:anchor-type="paragraph" draw:z-index="183" draw:name="Shape 93" draw:style-name="gr4" draw:text-style-name="P98" svg:width="2.959cm" svg:height="0.819cm" svg:x="11.569cm" svg:y="0.263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draw:custom-shape text:anchor-type="paragraph" draw:z-index="185" draw:name="Shape 92" draw:style-name="gr3" draw:text-style-name="P98" svg:width="2.961cm" svg:height="0.821cm" svg:x="7.892cm" svg:y="0.295cm"><text:p text:style-name="P97"><text:span text:style-name="T66"><text:s text:c="2"/></text:span><text:span text:style-name="T66">Users</text:span><text:span text:style-name="T66"><text:tab/></text:span></text:p><draw:enhanced-geometry svg:viewBox="0 0 21600 21600" draw:type="rectangle" draw:enhanced-path="M 0 0 L 21600 0 21600 21600 0 21600 0 0 Z N"/></draw:custom-shape><draw:custom-shape text:anchor-type="paragraph" draw:z-index="186" draw:name="Shape 95" draw:style-name="gr4" draw:text-style-name="P98" svg:width="2.959cm" svg:height="0.819cm" svg:x="4.32cm" svg:y="0.284cm"><text:p text:style-name="P97"><text:span text:style-name="T66"><text:s text:c="3"/></text:span><text:span text:style-name="T66">Profiles</text:span><text:span text:style-name="T66"><text:tab/></text:span></text:p><draw:enhanced-geometry svg:viewBox="0 0 21600 21600" draw:type="rectangle" draw:enhanced-path="M 0 0 L 21600 0 21600 21600 0 21600 0 0 Z N"/></draw:custom-shape></text:p>
      <text:p text:style-name="P27"/>
      <text:p text:style-name="P27"/>
      <text:p text:style-name="P27"/>
      <text:p text:style-name="P27"><draw:line text:anchor-type="paragraph" draw:z-index="187" draw:name="Line 75" draw:style-name="gr1" draw:text-style-name="P95" svg:x1="-0.649cm" svg:y1="0.077cm" svg:x2="18.898cm" svg:y2="0.051cm"><text:p/></draw:line></text:p>
      <text:p text:style-name="P27"/>
      <text:p text:style-name="P27"/>
      <text:p text:style-name="P27"/>
      <text:p text:style-name="P27"/>
      <text:p text:style-name="P27"><draw:custom-shape text:anchor-type="paragraph" draw:z-index="188" draw:name="Shape 96" draw:style-name="gr22" draw:text-style-name="P96" svg:width="17.569cm" svg:height="8.97cm" svg:x="-0.046cm" svg:y="0.074cm"><text:p/><draw:enhanced-geometry svg:viewBox="0 0 21600 21600" draw:type="rectangle" draw:enhanced-path="M 0 0 L 21600 0 21600 21600 0 21600 0 0 Z N"/></draw:custom-shape><draw:line text:anchor-type="paragraph" draw:z-index="193" draw:name="Horizontal line 17" draw:style-name="gr1" draw:text-style-name="P95" svg:x1="-0.046cm" svg:y1="5.935cm" svg:x2="17.522cm" svg:y2="5.935cm"><text:p/></draw:line><draw:line text:anchor-type="paragraph" draw:z-index="196" draw:name="Line 69" draw:style-name="gr1" draw:text-style-name="P95" svg:x1="1.674cm" svg:y1="0.074cm" svg:x2="1.621cm" svg:y2="8.915cm"><text:p/></draw:line><draw:line text:anchor-type="paragraph" draw:z-index="197" draw:name="Line 76" draw:style-name="gr1" draw:text-style-name="P95" svg:x1="4.008cm" svg:y1="0.074cm" svg:x2="3.955cm" svg:y2="8.915cm"><text:p/></draw:line><draw:line text:anchor-type="paragraph" draw:z-index="198" draw:name="Line 77" draw:style-name="gr1" draw:text-style-name="P95" svg:x1="8.675cm" svg:y1="0.074cm" svg:x2="8.622cm" svg:y2="8.915cm"><text:p/></draw:line><draw:line text:anchor-type="paragraph" draw:z-index="199" draw:name="Line 78" draw:style-name="gr1" draw:text-style-name="P95" svg:x1="12.675cm" svg:y1="0.074cm" svg:x2="12.622cm" svg:y2="8.915cm"><text:p/></draw:line><draw:line text:anchor-type="paragraph" draw:z-index="200" draw:name="Line 79" draw:style-name="gr1" draw:text-style-name="P95" svg:x1="14.676cm" svg:y1="0.074cm" svg:x2="14.623cm" svg:y2="8.915cm"><text:p/></draw:line><draw:line text:anchor-type="paragraph" draw:z-index="201" draw:name="Line 80" draw:style-name="gr1" draw:text-style-name="P95" svg:x1="16.009cm" svg:y1="0.074cm" svg:x2="15.956cm" svg:y2="8.915cm"><text:p/></draw:line></text:p>
      <text:p text:style-name="P27"/>
      <text:p text:style-name="P27"><draw:line text:anchor-type="paragraph" draw:z-index="189" draw:name="Horizontal line 13" draw:style-name="gr1" draw:text-style-name="P95" svg:x1="-0.046cm" svg:y1="0.268cm" svg:x2="17.522cm" svg:y2="0.268cm"><text:p/></draw:line><draw:line text:anchor-type="paragraph" draw:z-index="190" draw:name="Horizontal line 14" draw:style-name="gr1" draw:text-style-name="P95" svg:x1="-0.046cm" svg:y1="1.268cm" svg:x2="17.522cm" svg:y2="1.268cm"><text:p/></draw:line></text:p>
      <text:p text:style-name="P27"/>
      <text:p text:style-name="P27"><draw:line text:anchor-type="paragraph" draw:z-index="191" draw:name="Horizontal line 15" draw:style-name="gr1" draw:text-style-name="P95" svg:x1="-0.046cm" svg:y1="1.268cm" svg:x2="17.522cm" svg:y2="1.268cm"><text:p/></draw:line></text:p>
      <text:p text:style-name="P27"/>
      <text:p text:style-name="P27"><draw:line text:anchor-type="paragraph" draw:z-index="192" draw:name="Horizontal line 16" draw:style-name="gr1" draw:text-style-name="P95" svg:x1="-0.046cm" svg:y1="1.602cm" svg:x2="17.522cm" svg:y2="1.602cm"><text:p/></draw:line></text:p>
      <text:p text:style-name="P27"/>
      <text:p text:style-name="P27"/>
      <text:p text:style-name="P27"/>
      <text:p text:style-name="P27"/>
      <text:p text:style-name="P27"/>
      <text:p text:style-name="P27"><draw:line text:anchor-type="paragraph" draw:z-index="194" draw:name="Horizontal line 18" draw:style-name="gr1" draw:text-style-name="P95" svg:x1="-0.046cm" svg:y1="1.268cm" svg:x2="17.522cm" svg:y2="1.268cm"><text:p/></draw:line><draw:line text:anchor-type="paragraph" draw:z-index="195" draw:name="Horizontal line 19" draw:style-name="gr1" draw:text-style-name="P95" svg:x1="-0.046cm" svg:y1="2.268cm" svg:x2="17.522cm" svg:y2="2.268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1">7. <text:span text:style-name="T51">Add Category By Admin</text:span></text:p>
      <text:p text:style-name="P41"/>
      <text:p text:style-name="P41"><text:tab/>-&gt; <text:span text:style-name="T59">Add cate</text:span><text:span text:style-name="T61">g</text:span><text:span text:style-name="T59">ory is only access page and add category auth valid user no any one can add category of product .</text:span></text:p>
      <text:p text:style-name="P41"><draw:custom-shape text:anchor-type="paragraph" draw:z-index="238" draw:name="Shape 113" draw:style-name="gr5" draw:text-style-name="P99" svg:width="19.419cm" svg:height="16.685cm" svg:x="-0.887cm" svg:y="0.339cm"><text:p/><draw:enhanced-geometry svg:viewBox="0 0 21600 21600" draw:type="rectangle" draw:enhanced-path="M 0 0 L 21600 0 21600 21600 0 21600 0 0 Z N"/></draw:custom-shape></text:p>
      <text:p text:style-name="P41"/>
      <text:p text:style-name="P41"><draw:custom-shape text:anchor-type="paragraph" draw:z-index="239" draw:name="Shape 115" draw:style-name="gr4" draw:text-style-name="P98" svg:width="2.959cm" svg:height="0.819cm" svg:x="8.474cm" svg:y="0.12cm"><text:p text:style-name="P97"><text:span text:style-name="T66"><text:s text:c="3"/></text:span><text:span text:style-name="T66">Profiles</text:span><text:span text:style-name="T66"><text:tab/></text:span></text:p><draw:enhanced-geometry svg:viewBox="0 0 21600 21600" draw:type="rectangle" draw:enhanced-path="M 0 0 L 21600 0 21600 21600 0 21600 0 0 Z N"/></draw:custom-shape><draw:custom-shape text:anchor-type="paragraph" draw:z-index="240" draw:name="Shape 116" draw:style-name="gr3" draw:text-style-name="P98" svg:width="2.961cm" svg:height="0.821cm" svg:x="11.649cm" svg:y="0.125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draw:custom-shape text:anchor-type="paragraph" draw:z-index="241" draw:name="Shape 117" draw:style-name="gr3" draw:text-style-name="P98" svg:width="2.961cm" svg:height="0.821cm" svg:x="15.005cm" svg:y="0.194cm"><text:p text:style-name="P97"><text:span text:style-name="T66"><text:s text:c="3"/></text:span><text:span text:style-name="T66">Logout</text:span></text:p><draw:enhanced-geometry svg:viewBox="0 0 21600 21600" draw:type="rectangle" draw:enhanced-path="M 0 0 L 21600 0 21600 21600 0 21600 0 0 Z N"/></draw:custom-shape><draw:custom-shape text:anchor-type="paragraph" draw:z-index="242" draw:name="Shape 114" draw:style-name="gr4" draw:text-style-name="P98" svg:width="2.959cm" svg:height="0.819cm" svg:x="8.474cm" svg:y="0.12cm"><text:p text:style-name="P97"><text:span text:style-name="T66"><text:s text:c="3"/></text:span><text:span text:style-name="T66">Profiles</text:span><text:span text:style-name="T66"><text:tab/></text:span></text:p><draw:enhanced-geometry svg:viewBox="0 0 21600 21600" draw:type="rectangle" draw:enhanced-path="M 0 0 L 21600 0 21600 21600 0 21600 0 0 Z N"/></draw:custom-shape><draw:custom-shape text:anchor-type="paragraph" draw:z-index="257" draw:name="Shape 131" draw:style-name="gr4" draw:text-style-name="P98" svg:width="2.959cm" svg:height="0.819cm" svg:x="5.034cm" svg:y="0.099cm"><text:p text:style-name="P97"><text:span text:style-name="T66"><text:s text:c="3"/></text:span><text:span text:style-name="T66">Category</text:span><text:span text:style-name="T66"><text:tab/></text:span></text:p><draw:enhanced-geometry svg:viewBox="0 0 21600 21600" draw:type="rectangle" draw:enhanced-path="M 0 0 L 21600 0 21600 21600 0 21600 0 0 Z N"/></draw:custom-shape></text:p>
      <text:p text:style-name="P41"/>
      <text:p text:style-name="P41"/>
      <text:p text:style-name="P41"/>
      <text:p text:style-name="P41"><draw:line text:anchor-type="paragraph" draw:z-index="243" draw:name="Line 98" draw:style-name="gr1" draw:text-style-name="P95" svg:x1="-1.078cm" svg:y1="0.466cm" svg:x2="18.531cm" svg:y2="0.36cm"><text:p/></draw:line></text:p>
      <text:p text:style-name="P41"/>
      <text:p text:style-name="P41"><draw:custom-shape text:anchor-type="paragraph" draw:z-index="251" draw:name="Shape 125" draw:style-name="gr9" draw:text-style-name="P100" svg:width="4.786cm" svg:height="1.16cm" svg:x="1.473cm" svg:y="0.296cm"><text:p text:style-name="P100"><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2" draw:name="Shape 126" draw:style-name="gr8" draw:text-style-name="P102" svg:width="5.054cm" svg:height="0.953cm" svg:x="7.257cm" svg:y="0.436cm"><text:p text:style-name="P100"><text:s text:c="4"/></text:p><draw:enhanced-geometry svg:viewBox="0 0 21600 21600" draw:type="rectangle" draw:enhanced-path="M 0 0 L 21600 0 21600 21600 0 21600 0 0 Z N"/></draw:custom-shape></text:p>
      <text:p text:style-name="P41"/>
      <text:p text:style-name="P41"/>
      <text:p text:style-name="P41"/>
      <text:p text:style-name="P41"><draw:custom-shape text:anchor-type="paragraph" draw:z-index="244" draw:name="Shape 118" draw:style-name="gr9" draw:text-style-name="P100" svg:width="4.786cm" svg:height="1.16cm" svg:x="1.473cm" svg:y="0.09cm"><text:p text:style-name="P100"><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5" draw:name="Shape 119" draw:style-name="gr8" draw:text-style-name="P102" svg:width="5.054cm" svg:height="0.953cm" svg:x="7.257cm" svg:y="0.208cm"><text:p text:style-name="P100"><text:s text:c="4"/></text:p><draw:enhanced-geometry svg:viewBox="0 0 21600 21600" draw:type="rectangle" draw:enhanced-path="M 0 0 L 21600 0 21600 21600 0 21600 0 0 Z N"/></draw:custom-shape><draw:custom-shape text:anchor-type="paragraph" draw:z-index="253" draw:name="Shape 127" draw:style-name="gr7" draw:text-style-name="P101" svg:width="2.805cm" svg:height="1.033cm" svg:x="12.681cm" svg:y="0.138cm"><text:p text:style-name="P100">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draw:custom-shape text:anchor-type="paragraph" draw:z-index="246" draw:name="Shape 120" draw:style-name="gr9" draw:text-style-name="P100" svg:width="4.786cm" svg:height="1.16cm" svg:x="1.314cm" svg:y="0.386cm"><text:p text:style-name="P100"><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7" draw:name="Shape 121" draw:style-name="gr12" draw:text-style-name="P104" svg:width="7.414cm" svg:height="2.837cm" svg:x="7.045cm" svg:y="0.349cm"><text:p/><draw:enhanced-geometry svg:viewBox="0 0 21600 21600" draw:type="rectangle" draw:enhanced-path="M 0 0 L 21600 0 21600 21600 0 21600 0 0 Z N"/></draw:custom-shape></text:p>
      <text:p text:style-name="P41"/>
      <text:p text:style-name="P41"/>
      <text:p text:style-name="P41"/>
      <text:p text:style-name="P41"/>
      <text:p text:style-name="P41"/>
      <text:p text:style-name="P41"/>
      <text:p text:style-name="P41"/>
      <text:p text:style-name="P41"><draw:custom-shape text:anchor-type="paragraph" draw:z-index="248" draw:name="Shape 122" draw:style-name="gr11" draw:text-style-name="P96" svg:width="7.492cm" svg:height="1.011cm" svg:x="7.123cm" svg:y="0.457cm"><text:p/><draw:enhanced-geometry svg:viewBox="0 0 21600 21600" draw:type="rectangle" draw:enhanced-path="M 0 0 L 21600 0 21600 21600 0 21600 0 0 Z N"/></draw:custom-shape></text:p>
      <text:p text:style-name="P41"><draw:custom-shape text:anchor-type="paragraph" draw:z-index="249" draw:name="Shape 123" draw:style-name="gr10" draw:text-style-name="P103"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50" draw:name="Shape 124" draw:style-name="gr9" draw:text-style-name="P100" svg:width="4.786cm" svg:height="1.16cm" svg:x="1.499cm" svg:y="0.005cm"><text:p text:style-name="P100"><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draw:custom-shape text:anchor-type="paragraph" draw:z-index="254" draw:name="Shape 128" draw:style-name="gr6" draw:text-style-name="P101" svg:width="3.89cm" svg:height="1.059cm" svg:x="5.299cm" svg:y="0.45cm"><text:p text:style-name="P100"><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3">8<text:span text:style-name="T51">.</text:span><text:span text:style-name="T55">Category list</text:span></text:p>
      <text:p text:style-name="P43"/>
      <text:p text:style-name="P43"/>
      <text:p text:style-name="P42">-&gt;<text:span text:style-name="T57">List </text:span><text:span text:style-name="T60">category </text:span><text:span text:style-name="T57"><text:s/></text:span><text:span text:style-name="T58">is </text:span><text:span text:style-name="T60">Add</text:span><text:span text:style-name="T58"> </text:span><text:span text:style-name="T60">category by admin </text:span><text:span text:style-name="T58"><text:s/></text:span><text:span text:style-name="T57">login user is super admin or main admin then it showing all </text:span><text:span text:style-name="T60">cateody</text:span><text:span text:style-name="T57"> <text:s/>list and it can me mamget them to add new,edit </text:span><text:span text:style-name="T60">category</text:span><text:span text:style-name="T57"> and delete </text:span><text:span text:style-name="T60">caetgory.</text:span></text:p>
      <text:p text:style-name="P27"/>
      <text:p text:style-name="P27"/>
      <text:p text:style-name="P27"/>
      <text:p text:style-name="P27"><draw:custom-shape text:anchor-type="paragraph" draw:z-index="255" draw:name="Shape 129" draw:style-name="gr5" draw:text-style-name="P99" svg:width="19.419cm" svg:height="16.685cm" svg:x="-0.649cm" svg:y="0.275cm"><text:p/><draw:enhanced-geometry svg:viewBox="0 0 21600 21600" draw:type="rectangle" draw:enhanced-path="M 0 0 L 21600 0 21600 21600 0 21600 0 0 Z N"/></draw:custom-shape></text:p>
      <text:p text:style-name="P27"><draw:custom-shape text:anchor-type="paragraph" draw:z-index="256" draw:name="Shape 130" draw:style-name="gr4" draw:text-style-name="P98" svg:width="2.959cm" svg:height="0.819cm" svg:x="5.59cm" svg:y="0.459cm"><text:p text:style-name="P97"><text:span text:style-name="T66"><text:s text:c="3"/></text:span><text:span text:style-name="T66">Profiles</text:span><text:span text:style-name="T66"><text:tab/></text:span></text:p><draw:enhanced-geometry svg:viewBox="0 0 21600 21600" draw:type="rectangle" draw:enhanced-path="M 0 0 L 21600 0 21600 21600 0 21600 0 0 Z N"/></draw:custom-shape><draw:custom-shape text:anchor-type="paragraph" draw:z-index="259" draw:name="Shape 133" draw:style-name="gr3" draw:text-style-name="P98" svg:width="2.961cm" svg:height="0.821cm" svg:x="12.337cm" svg:y="0.459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text:p>
      <text:p text:style-name="P27"><draw:custom-shape text:anchor-type="paragraph" draw:z-index="258" draw:name="Shape 132" draw:style-name="gr4" draw:text-style-name="P98" svg:width="2.959cm" svg:height="0.819cm" svg:x="8.924cm" svg:y="0.025cm"><text:p text:style-name="P97"><text:span text:style-name="T66"><text:s text:c="3"/></text:span><text:span text:style-name="T66">Category</text:span><text:span text:style-name="T66"><text:tab/></text:span></text:p><draw:enhanced-geometry svg:viewBox="0 0 21600 21600" draw:type="rectangle" draw:enhanced-path="M 0 0 L 21600 0 21600 21600 0 21600 0 0 Z N"/></draw:custom-shape><draw:custom-shape text:anchor-type="paragraph" draw:z-index="260" draw:name="Shape 134" draw:style-name="gr3" draw:text-style-name="P98" svg:width="2.961cm" svg:height="0.821cm" svg:x="15.614cm" svg:y="0.041cm"><text:p text:style-name="P97"><text:span text:style-name="T66"><text:s text:c="3"/></text:span><text:span text:style-name="T66">Logout</text:span></text:p><draw:enhanced-geometry svg:viewBox="0 0 21600 21600" draw:type="rectangle" draw:enhanced-path="M 0 0 L 21600 0 21600 21600 0 21600 0 0 Z N"/></draw:custom-shape></text:p>
      <text:p text:style-name="P27"/>
      <text:p text:style-name="P27"/>
      <text:p text:style-name="P27"/>
      <text:p text:style-name="P27"/>
      <text:p text:style-name="P27"/>
      <text:p text:style-name="P27"/>
      <text:p text:style-name="P27"/>
      <text:p text:style-name="P27"><draw:custom-shape text:anchor-type="paragraph" draw:z-index="261" draw:name="Shape 135" draw:style-name="gr2" draw:text-style-name="P96" svg:width="17.754cm" svg:height="9.976cm" svg:x="0.51cm" svg:y="0.168cm"><text:p/><draw:enhanced-geometry svg:viewBox="0 0 21600 21600" draw:type="rectangle" draw:enhanced-path="M 0 0 L 21600 0 21600 21600 0 21600 0 0 Z N"/></draw:custom-shape><draw:line text:anchor-type="paragraph" draw:z-index="269" draw:name="Line 106" draw:style-name="gr1" draw:text-style-name="P95" svg:x1="1.859cm" svg:y1="0.3cm" svg:x2="1.885cm" svg:y2="10.01cm"><text:p/></draw:line><draw:line text:anchor-type="paragraph" draw:z-index="270" draw:name="Line 107" draw:style-name="gr1" draw:text-style-name="P95" svg:x1="1.859cm" svg:y1="0.3cm" svg:x2="1.885cm" svg:y2="10.01cm"><text:p/></draw:line><draw:line text:anchor-type="paragraph" draw:z-index="271" draw:name="Line 108" draw:style-name="gr1" draw:text-style-name="P95" svg:x1="3.526cm" svg:y1="0.3cm" svg:x2="3.552cm" svg:y2="10.01cm"><text:p/></draw:line><draw:line text:anchor-type="paragraph" draw:z-index="272" draw:name="Line 109" draw:style-name="gr1" draw:text-style-name="P95" svg:x1="5.526cm" svg:y1="0.3cm" svg:x2="5.552cm" svg:y2="10.01cm"><text:p/></draw:line><draw:line text:anchor-type="paragraph" draw:z-index="273" draw:name="Line 110" draw:style-name="gr1" draw:text-style-name="P95" svg:x1="12.527cm" svg:y1="0.3cm" svg:x2="12.553cm" svg:y2="10.01cm"><text:p/></draw:line><draw:line text:anchor-type="paragraph" draw:z-index="274" draw:name="Line 111" draw:style-name="gr1" draw:text-style-name="P95" svg:x1="15.194cm" svg:y1="0.3cm" svg:x2="15.22cm" svg:y2="10.01cm"><text:p/></draw:line></text:p>
      <text:p text:style-name="P27"/>
      <text:p text:style-name="P27"><draw:line text:anchor-type="paragraph" draw:z-index="262" draw:name="Line 99" draw:style-name="gr1" draw:text-style-name="P95" svg:x1="0.51cm" svg:y1="0.305cm" svg:x2="18.264cm" svg:y2="0.173cm"><text:p/></draw:line><draw:line text:anchor-type="paragraph" draw:z-index="263" draw:name="Line 100" draw:style-name="gr1" draw:text-style-name="P95" svg:x1="0.51cm" svg:y1="1.638cm" svg:x2="18.264cm" svg:y2="1.506cm"><text:p/></draw:line></text:p>
      <text:p text:style-name="P27"/>
      <text:p text:style-name="P27"/>
      <text:p text:style-name="P27"><draw:line text:anchor-type="paragraph" draw:z-index="264" draw:name="Line 101" draw:style-name="gr1" draw:text-style-name="P95" svg:x1="0.51cm" svg:y1="1.305cm" svg:x2="18.264cm" svg:y2="1.173cm"><text:p/></draw:line></text:p>
      <text:p text:style-name="P27"/>
      <text:p text:style-name="P27"><draw:line text:anchor-type="paragraph" draw:z-index="265" draw:name="Line 102" draw:style-name="gr1" draw:text-style-name="P95" svg:x1="0.51cm" svg:y1="1.638cm" svg:x2="18.264cm" svg:y2="1.506cm"><text:p/></draw:line></text:p>
      <text:p text:style-name="P27"/>
      <text:p text:style-name="P27"/>
      <text:p text:style-name="P27"><draw:line text:anchor-type="paragraph" draw:z-index="266" draw:name="Line 103" draw:style-name="gr1" draw:text-style-name="P95" svg:x1="0.51cm" svg:y1="1.638cm" svg:x2="18.264cm" svg:y2="1.506cm"><text:p/></draw:line></text:p>
      <text:p text:style-name="P27"/>
      <text:p text:style-name="P27"/>
      <text:p text:style-name="P27"><draw:line text:anchor-type="paragraph" draw:z-index="267" draw:name="Line 104" draw:style-name="gr1" draw:text-style-name="P95" svg:x1="0.51cm" svg:y1="1.638cm" svg:x2="18.264cm" svg:y2="1.506cm"><text:p/></draw:line></text:p>
      <text:p text:style-name="P27"/>
      <text:p text:style-name="P27"/>
      <text:p text:style-name="P27"><draw:line text:anchor-type="paragraph" draw:z-index="268" draw:name="Line 105" draw:style-name="gr1" draw:text-style-name="P95" svg:x1="0.51cm" svg:y1="1.638cm" svg:x2="18.264cm" svg:y2="1.506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6">7.<text:span text:style-name="T51">Profile page</text:span></text:p>
      <text:p text:style-name="P83"/>
      <text:p text:style-name="P36"><text:span text:style-name="T51">-&gt; </text:span><text:span text:style-name="T42">profile page showing the register details in paege so user can be <text:s/>manger or change them esaily </text:span></text:p>
      <text:p text:style-name="P27"><draw:custom-shape text:anchor-type="paragraph" draw:z-index="202" draw:name="Shape 97" draw:style-name="gr5" draw:text-style-name="P99" svg:width="19.419cm" svg:height="16.685cm" svg:x="-0.887cm" svg:y="0.339cm"><text:p/><draw:enhanced-geometry svg:viewBox="0 0 21600 21600" draw:type="rectangle" draw:enhanced-path="M 0 0 L 21600 0 21600 21600 0 21600 0 0 Z N"/></draw:custom-shape><text:s text:c="33"/></text:p>
      <text:p text:style-name="P27"/>
      <text:p text:style-name="P27"><draw:custom-shape text:anchor-type="paragraph" draw:z-index="204" draw:name="Shape 99" draw:style-name="gr3" draw:text-style-name="P98" svg:width="2.961cm" svg:height="0.821cm" svg:x="15.311cm" svg:y="0.427cm"><text:p text:style-name="P97"><text:span text:style-name="T66"><text:s text:c="3"/></text:span><text:span text:style-name="T66">Logout</text:span></text:p><draw:enhanced-geometry svg:viewBox="0 0 21600 21600" draw:type="rectangle" draw:enhanced-path="M 0 0 L 21600 0 21600 21600 0 21600 0 0 Z N"/></draw:custom-shape><draw:custom-shape text:anchor-type="paragraph" draw:z-index="203" draw:name="Shape 98" draw:style-name="gr4" draw:text-style-name="P98" svg:width="2.959cm" svg:height="0.819cm" svg:x="8.103cm" svg:y="0.432cm"><text:p text:style-name="P97"><text:span text:style-name="T66"><text:s text:c="3"/></text:span><text:span text:style-name="T66">Profiles</text:span><text:span text:style-name="T66"><text:tab/></text:span></text:p><draw:enhanced-geometry svg:viewBox="0 0 21600 21600" draw:type="rectangle" draw:enhanced-path="M 0 0 L 21600 0 21600 21600 0 21600 0 0 Z N"/></draw:custom-shape><draw:custom-shape text:anchor-type="paragraph" draw:z-index="205" draw:name="Shape 100" draw:style-name="gr4" draw:text-style-name="P98" svg:width="2.959cm" svg:height="0.819cm" svg:x="11.569cm" svg:y="0.411cm"><text:p text:style-name="P97"><text:span text:style-name="T66"><text:s text:c="3"/></text:span><text:span text:style-name="T66">Prouct</text:span><text:span text:style-name="T66"><text:tab/></text:span></text:p><draw:enhanced-geometry svg:viewBox="0 0 21600 21600" draw:type="rectangle" draw:enhanced-path="M 0 0 L 21600 0 21600 21600 0 21600 0 0 Z N"/></draw:custom-shape></text:p>
      <text:p text:style-name="P31"><draw:custom-shape text:anchor-type="paragraph" draw:z-index="206" draw:name="Shape 101" draw:style-name="gr3" draw:text-style-name="P98" svg:width="2.961cm" svg:height="0.821cm" svg:x="4.796cm" svg:y="0.009cm"><text:p text:style-name="P97"><text:span text:style-name="T66"><text:s text:c="2"/></text:span><text:span text:style-name="T66">Users</text:span><text:span text:style-name="T66"><text:tab/></text:span></text:p><draw:enhanced-geometry svg:viewBox="0 0 21600 21600" draw:type="rectangle" draw:enhanced-path="M 0 0 L 21600 0 21600 21600 0 21600 0 0 Z N"/></draw:custom-shape>dfgdfg</text:p>
      <text:p text:style-name="P31"/>
      <text:p text:style-name="P27"><draw:line text:anchor-type="paragraph" draw:z-index="207" draw:name="Line 81" draw:style-name="gr1" draw:text-style-name="P95" svg:x1="-0.887cm" svg:y1="0.187cm" svg:x2="18.532cm" svg:y2="0.081cm"><text:p/></draw:line></text:p>
      <text:p text:style-name="P30"><draw:custom-shape text:anchor-type="paragraph" draw:z-index="208" draw:name="Shape 102" draw:style-name="gr21" draw:text-style-name="P100" svg:width="5.054cm" svg:height="0.953cm" svg:x="1.489cm" svg:y="2.663cm"><text:p text:style-name="P100"><text:s text:c="2"/>Name</text:p><draw:enhanced-geometry svg:viewBox="0 0 21600 21600" draw:type="rectangle" draw:enhanced-path="M 0 0 L 21600 0 21600 21600 0 21600 0 0 Z N"/></draw:custom-shape><draw:custom-shape text:anchor-type="paragraph" draw:z-index="209" draw:name="Shape 103" draw:style-name="gr8" draw:text-style-name="P102" svg:width="5.054cm" svg:height="0.953cm" svg:x="7.336cm" svg:y="2.69cm"><text:p text:style-name="P100"><text:s text:c="4"/>test</text:p><draw:enhanced-geometry svg:viewBox="0 0 21600 21600" draw:type="rectangle" draw:enhanced-path="M 0 0 L 21600 0 21600 21600 0 21600 0 0 Z N"/></draw:custom-shape><draw:custom-shape text:anchor-type="paragraph" draw:z-index="210" draw:name="Shape 104" draw:style-name="gr8" draw:text-style-name="P102" svg:width="5.054cm" svg:height="0.953cm" svg:x="7.415cm" svg:y="4.822cm"><text:p text:style-name="P100"><text:s text:c="3"/>test@gmail.com</text:p><draw:enhanced-geometry svg:viewBox="0 0 21600 21600" draw:type="rectangle" draw:enhanced-path="M 0 0 L 21600 0 21600 21600 0 21600 0 0 Z N"/></draw:custom-shape><draw:custom-shape text:anchor-type="paragraph" draw:z-index="211" draw:name="Shape 107" draw:style-name="gr21" draw:text-style-name="P100" svg:width="5.054cm" svg:height="0.953cm" svg:x="1.621cm" svg:y="4.822cm"><text:p text:style-name="P100"><text:s/>Email</text:p><draw:enhanced-geometry svg:viewBox="0 0 21600 21600" draw:type="rectangle" draw:enhanced-path="M 0 0 L 21600 0 21600 21600 0 21600 0 0 Z N"/></draw:custom-shape><draw:custom-shape text:anchor-type="paragraph" draw:z-index="212" draw:name="Shape 105" draw:style-name="gr20"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213" draw:name="Shape 106" draw:style-name="gr19" draw:text-style-name="P107" svg:width="4.737cm" svg:height="1.086cm" svg:x="4.637cm" svg:y="8.722cm"><text:p text:style-name="P100"><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8">End.....</text:p>
      <text:p text:style-name="P48"/>
      <text:p text:style-name="P48"/>
      <text:p text:style-name="P48"/>
      <text:p text:style-name="P48"><text:soft-page-break/></text:p>
      <text:p text:style-name="P44">Database Query</text:p>
      <text:p text:style-name="P44"/>
      <text:p text:style-name="P49"><text:span text:style-name="T45"><text:tab/></text:span><text:span text:style-name="T46">1.</text:span></text:p>
      <text:p text:style-name="P49"><text:span text:style-name="T45"><text:tab/><text:tab/> </text:span><text:span text:style-name="T37">CREATE DATABASE </text:span><text:bookmark text:name="docs-internal-guid-066f8c1d-7fff-1086-3638-e2e7fe0baf14"/><text:span text:style-name="T36">demoproject</text:span><text:span text:style-name="T39">;</text:span></text:p>
      <text:p text:style-name="P30"/>
      <text:p text:style-name="P30"/>
      <text:p text:style-name="P45"><text:s text:c="3"/><text:span text:style-name="T62">Table Query</text:span></text:p>
      <text:p text:style-name="P30"><text:tab/></text:p>
      <text:p text:style-name="P50">1) <text:span text:style-name="T47">User_details</text:span></text:p>
      <text:p text:style-name="P50"/>
      <text:p text:style-name="P30"><text:tab/> create table User_details(</text:p>
      <text:p text:style-name="P30"><text:tab/><text:tab/>id INT NOT NULL AUTO_INCREMENT,</text:p>
      <text:p text:style-name="P30"><text:tab/><text:tab/>name VARCHAR(255) NOT NULL,</text:p>
      <text:p text:style-name="P30"><text:tab/><text:tab/>email varchar(255) NOT NULL,</text:p>
      <text:p text:style-name="P30"><text:tab/><text:tab/>password varchar(255) NOT NULL,</text:p>
      <text:p text:style-name="P30"><text:tab/><text:tab/>status enum('Active', 'InActive') 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30"><text:tab/></text:p>
      <text:p text:style-name="P30">ALTER TABLE `users` ADD `auth_token` VARCHAR(250) NULL DEFAULT NULL AFTER `status`;</text:p>
      <text:p text:style-name="P33"><text:span text:style-name="T63">2) <text:s/></text:span><text:span text:style-name="T43">categories</text:span></text:p>
      <text:p text:style-name="P90"/>
      <text:p text:style-name="P30"><text:tab/>create table categories(</text:p>
      <text:p text:style-name="P30"><text:tab/><text:tab/>id INT NOT NULL AUTO_INCREMENT,</text:p>
      <text:p text:style-name="P30"><text:tab/><text:tab/>name VARCHAR(255) NOT NULL,</text:p>
      <text:p text:style-name="P30"><text:tab/><text:tab/>img BLOB NULL,</text:p>
      <text:p text:style-name="P30"><text:tab/><text:tab/>INDEX(name),</text:p>
      <text:p text:style-name="P30"><text:tab/><text:tab/>description MEDIUMTEXT <text:s text:c="2"/>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51">3) <text:s/><text:span text:style-name="T47">products</text:span></text:p>
      <text:p text:style-name="P46"/>
      <text:p text:style-name="P30"><text:tab/>create table products(</text:p>
      <text:p text:style-name="P30"><text:tab/><text:tab/>id INT NOT NULL AUTO_INCREMENT,</text:p>
      <text:p text:style-name="P30"><text:tab/><text:tab/>category_id INT NOT NULL,</text:p>
      <text:p text:style-name="P30"><text:tab/><text:tab/>title VARCHAR(255) NOT NULL,</text:p>
      <text:p text:style-name="P30"><text:tab/><text:tab/>img BLOB DEFAULT NULL,</text:p>
      <text:p text:style-name="P30"><text:tab/><text:tab/>location VARCHAR(255) NULL,</text:p>
      <text:p text:style-name="P32"><text:span text:style-name="T64"><text:tab/><text:tab/>postcode</text:span> VARCHAR(<text:span text:style-name="T64">120</text:span>) NULL,</text:p>
      <text:p text:style-name="P30"><text:tab/><text:tab/>state VARCHAR(255) NULL,</text:p>
      <text:p text:style-name="P30"><text:tab/><text:tab/>city VARCHAR(255) NULL,</text:p>
      <text:p text:style-name="P30"><text:tab/><text:tab/>description TINYTEXT NULL,</text:p>
      <text:p text:style-name="P30"><text:tab/><text:tab/>address MEDIUMTEXT NULL,</text:p>
      <text:p text:style-name="P30"><text:tab/><text:tab/>status ENUM('Active','InActive'),</text:p>
      <text:p text:style-name="P30"><text:soft-page-break/><text:tab/><text:tab/>INDEX(title),</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Foreign Key (category_id) REFERENCES categories(id)</text:p>
      <text:p text:style-name="P30"><text:tab/><text:tab/>)ENGINE=InnoDB;</text:p>
      <text:p text:style-name="P30"/>
      <text:p text:style-name="P30"/>
      <text:p text:style-name="P30"/>
      <text:p text:style-name="P52">4) <text:s/><text:span text:style-name="T43">P</text:span><text:span text:style-name="T47">roducts </text:span><text:span text:style-name="T43">full text</text:span></text:p>
      <text:p text:style-name="P30"/>
      <text:p text:style-name="P30"><text:tab/><text:tab/>CREATE FULLTEXT INDEX idprox ON products(title);</text:p>
      <text:p text:style-name="P30"/>
      <text:p text:style-name="P52">5) <text:span text:style-name="T43"><text:s/>C</text:span><text:span text:style-name="T47">ategories </text:span><text:span text:style-name="T43">full text</text:span></text:p>
      <text:p text:style-name="P47"/>
      <text:p text:style-name="P30"><text:s/><text:tab/><text:tab/>CREATE FULLTEXT INDEX idcatx ON categories(name);</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1-19T13:33:29.789316749</dc:date>
    <meta:editing-duration>PT6H16M52S</meta:editing-duration>
    <meta:editing-cycles>192</meta:editing-cycles>
    <meta:generator>LibreOffice/7.3.7.2$Linux_X86_64 LibreOffice_project/30$Build-2</meta:generator>
    <meta:document-statistic meta:table-count="4" meta:image-count="0" meta:object-count="0" meta:page-count="18" meta:paragraph-count="163" meta:word-count="708" meta:character-count="5294" meta:non-whitespace-character-count="3724"/>
  </office:meta>
</office:document-meta>
</file>